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5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50"/>
    <style:style style:name="ce2" style:family="table-cell" style:parent-style-name="Default" style:data-style-name="N100"/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Funcionari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lotacao</text:p>
          </table:table-cell>
        </table:table-row>
        <table:table-row table:style-name="ro1">
          <table:table-cell office:value-type="string">
            <text:p>Julio Cesar Pereira Antunes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Claudia Helena Souza e Silva Santos Behring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Edson Caminhas Gomes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Eduardo Resende Gomes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Filipe Montenegro Campos de Albuquerque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Gisely Cristina Maciel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Helvecio Adilson de Oliveira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Lisiene Bruna de Lima Pio Santos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Marcia Maria Lopes de Sousa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Marcos Paulo dos Santos Silva de Souza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Rafael Goncalves Mafuz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Raphael Schumman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Sergio Marcio Magalhaes Teixeira</text:p>
          </table:table-cell>
          <table:table-cell office:value-type="string">
            <text:p>/SUPDE/DEBHE/DE607</text:p>
          </table:table-cell>
        </table:table-row>
        <table:table-row table:style-name="ro1">
          <table:table-cell office:value-type="string">
            <text:p>Andre Pereira Viveiros</text:p>
          </table:table-cell>
          <table:table-cell office:value-type="string">
            <text:p>/SUPDE/DEBHE/DE6CT</text:p>
          </table:table-cell>
        </table:table-row>
        <table:table-row table:style-name="ro1">
          <table:table-cell office:value-type="string">
            <text:p>Antonio Henrique Goncalves Leite</text:p>
          </table:table-cell>
          <table:table-cell office:value-type="string">
            <text:p>/SUPDE/DEBHE/DE6CT</text:p>
          </table:table-cell>
        </table:table-row>
        <table:table-row table:style-name="ro1">
          <table:table-cell office:value-type="string">
            <text:p>Francisco Dimas Santos Coimbra</text:p>
          </table:table-cell>
          <table:table-cell office:value-type="string">
            <text:p>/SUPDE/DEBHE/DE6CT</text:p>
          </table:table-cell>
        </table:table-row>
        <table:table-row table:style-name="ro1">
          <table:table-cell office:value-type="string">
            <text:p>Arthur Henrique Alvim</text:p>
          </table:table-cell>
          <table:table-cell office:value-type="string">
            <text:p>/SUPDE/DEBHE/DE6CT</text:p>
          </table:table-cell>
        </table:table-row>
        <table:table-row table:style-name="ro1">
          <table:table-cell office:value-type="string">
            <text:p>Darlene de Meira Valle</text:p>
          </table:table-cell>
          <table:table-cell office:value-type="string">
            <text:p>/SUPDE/DEBHE/DE6CT</text:p>
          </table:table-cell>
        </table:table-row>
      </table:table>
      <table:table table:name="Tarefa" table:style-name="ta1">
        <table:table-column table:style-name="co3" table:number-columns-repeated="7" table:default-cell-style-name="Default"/>
        <table:table-column table:style-name="co4" table:default-cell-style-name="ce1"/>
        <table:table-column table:style-name="co3" table:number-columns-repeated="4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ID</text:p>
          </table:table-cell>
          <table:table-cell office:value-type="string">
            <text:p>Título</text:p>
          </table:table-cell>
          <table:table-cell office:value-type="string">
            <text:p>Responsável</text:p>
          </table:table-cell>
          <table:table-cell office:value-type="string">
            <text:p>Status</text:p>
          </table:table-cell>
          <table:table-cell office:value-type="string">
            <text:p>Planejado Para</text:p>
          </table:table-cell>
          <table:table-cell office:value-type="string">
            <text:p>Pai</text:p>
          </table:table-cell>
          <table:table-cell table:style-name="Default" office:value-type="string">
            <text:p>Data de Modificação</text:p>
          </table:table-cell>
          <table:table-cell office:value-type="string">
            <text:p>ID do Projeto</text:p>
          </table:table-cell>
          <table:table-cell office:value-type="string">
            <text:p>Classificação</text:p>
          </table:table-cell>
          <table:table-cell office:value-type="string">
            <text:p>Estimativa</text:p>
          </table:table-cell>
          <table:table-cell office:value-type="string">
            <text:p>Tempo Gasto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23">
            <text:p>313423</text:p>
          </table:table-cell>
          <table:table-cell office:value-type="string">
            <text:p>Projetar Casos de Testes</text:p>
          </table:table-cell>
          <table:table-cell office:value-type="string">
            <text:p>Alexandre Henrique Vieira Soar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029</text:p>
          </table:table-cell>
          <table:table-cell office:value-type="date" office:date-value="2014-10-20T11:46:00">
            <text:p>20/10/14 11:46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16 horas</text:p>
          </table:table-cell>
          <table:table-cell office:value-type="string">
            <text:p>8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24">
            <text:p>313424</text:p>
          </table:table-cell>
          <table:table-cell office:value-type="string">
            <text:p>Mapear telas</text:p>
          </table:table-cell>
          <table:table-cell office:value-type="string">
            <text:p>Francisco Dimas Santos Coimbra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029</text:p>
          </table:table-cell>
          <table:table-cell office:value-type="date" office:date-value="2014-10-20T11:45:00">
            <text:p>20/10/14 11:45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8 horas</text:p>
          </table:table-cell>
          <table:table-cell office:value-type="string">
            <text:p>17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33">
            <text:p>313433</text:p>
          </table:table-cell>
          <table:table-cell office:value-type="string">
            <text:p>Informações Cadastrais do Empregador – Verificar integridade dos XMLs enviados para o ambiente Nacional</text:p>
          </table:table-cell>
          <table:table-cell office:value-type="string">
            <text:p>Filipe Montenegro Campos de Albuquerque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071</text:p>
          </table:table-cell>
          <table:table-cell office:value-type="date" office:date-value="2014-10-10T16:28:00">
            <text:p>10/10/14 16:28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4 horas</text:p>
          </table:table-cell>
          <table:table-cell office:value-type="string">
            <text:p>1 hora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71">
            <text:p>313471</text:p>
          </table:table-cell>
          <table:table-cell office:value-type="string">
            <text:p>Implementar Comportamento da tela para apresentação dos dados – Visão Resumida e Completa</text:p>
          </table:table-cell>
          <table:table-cell office:value-type="string">
            <text:p>Lisiene Bruna de Lima Pio Santo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9</text:p>
          </table:table-cell>
          <table:table-cell office:value-type="date" office:date-value="2014-10-08T15:11:00">
            <text:p>08/10/14 15:11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12 horas</text:p>
          </table:table-cell>
          <table:table-cell office:value-type="string">
            <text:p>10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81">
            <text:p>313481</text:p>
          </table:table-cell>
          <table:table-cell office:value-type="string">
            <text:p>Implementar Tela do Resultado do Histórico de Alterações do cadastro do Empregador</text:p>
          </table:table-cell>
          <table:table-cell office:value-type="string">
            <text:p>Eduardo Resende Gom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08</text:p>
          </table:table-cell>
          <table:table-cell office:value-type="date" office:date-value="2014-10-09T14:59:00">
            <text:p>09/10/14 14:59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16 horas</text:p>
          </table:table-cell>
          <table:table-cell office:value-type="string">
            <text:p>20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482">
            <text:p>313482</text:p>
          </table:table-cell>
          <table:table-cell office:value-type="string">
            <text:p>Verificar Tratamento de Histórico dado pelo Módulo Completo</text:p>
          </table:table-cell>
          <table:table-cell office:value-type="string">
            <text:p>Eduardo Resende Gom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08</text:p>
          </table:table-cell>
          <table:table-cell office:value-type="date" office:date-value="2014-10-08T15:48:00">
            <text:p>08/10/14 15:48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8 horas</text:p>
          </table:table-cell>
          <table:table-cell office:value-type="string">
            <text:p>9 horas 30 m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10">
            <text:p>313510</text:p>
          </table:table-cell>
          <table:table-cell office:value-type="string">
            <text:p>Tabela Rubrica – Implementar Tratamento para Informações padrão da Tabela</text:p>
          </table:table-cell>
          <table:table-cell office:value-type="string">
            <text:p>Eduardo Resende Gom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4-10-17T16:02:00">
            <text:p>17/10/14 16:02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8 horas</text:p>
          </table:table-cell>
          <table:table-cell office:value-type="string">
            <text:p>8 horas 30 m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11">
            <text:p>313511</text:p>
          </table:table-cell>
          <table:table-cell office:value-type="string">
            <text:p>Projetar Casos de Testes</text:p>
          </table:table-cell>
          <table:table-cell office:value-type="string">
            <text:p>Alexandre Henrique Vieira Soar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4-10-20T11:46:00">
            <text:p>20/10/14 11:46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16 horas</text:p>
          </table:table-cell>
          <table:table-cell office:value-type="string">
            <text:p>7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12">
            <text:p>313512</text:p>
          </table:table-cell>
          <table:table-cell office:value-type="string">
            <text:p>Mapear telas</text:p>
          </table:table-cell>
          <table:table-cell office:value-type="string">
            <text:p>Francisco Dimas Santos Coimbra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4-10-20T08:47:00">
            <text:p>20/10/14 08:47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8 horas</text:p>
          </table:table-cell>
          <table:table-cell office:value-type="string">
            <text:p>7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46">
            <text:p>313546</text:p>
          </table:table-cell>
          <table:table-cell office:value-type="string">
            <text:p>Tabela Rubrica - Remover histórico</text:p>
          </table:table-cell>
          <table:table-cell office:value-type="string">
            <text:p>Claudia Helena Souza e Silva Santos Behring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0</text:p>
          </table:table-cell>
          <table:table-cell office:value-type="date" office:date-value="2014-10-02T08:59:00">
            <text:p>02/10/14 08:59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4 horas</text:p>
          </table:table-cell>
          <table:table-cell office:value-type="string">
            <text:p>1 hora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57">
            <text:p>313557</text:p>
          </table:table-cell>
          <table:table-cell office:value-type="string">
            <text:p>Tabela Cargo – Implementar Tratamento para Informações padrão da Tabela</text:p>
          </table:table-cell>
          <table:table-cell office:value-type="string">
            <text:p>Eduardo Resende Gom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1</text:p>
          </table:table-cell>
          <table:table-cell office:value-type="date" office:date-value="2014-10-17T16:03:00">
            <text:p>17/10/14 16:03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8 horas</text:p>
          </table:table-cell>
          <table:table-cell office:value-type="string">
            <text:p>15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58">
            <text:p>313558</text:p>
          </table:table-cell>
          <table:table-cell office:value-type="string">
            <text:p>Projetar Casos de Testes</text:p>
          </table:table-cell>
          <table:table-cell office:value-type="string">
            <text:p>Alexandre Henrique Vieira Soares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1</text:p>
          </table:table-cell>
          <table:table-cell office:value-type="date" office:date-value="2014-10-20T11:47:00">
            <text:p>20/10/14 11:47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8 horas</text:p>
          </table:table-cell>
          <table:table-cell office:value-type="string">
            <text:p>3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64">
            <text:p>313564</text:p>
          </table:table-cell>
          <table:table-cell office:value-type="string">
            <text:p>Tabela Cargo - Remover histórico</text:p>
          </table:table-cell>
          <table:table-cell office:value-type="string">
            <text:p>Rafael Goncalves Mafuz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4</text:p>
          </table:table-cell>
          <table:table-cell office:value-type="date" office:date-value="2014-10-02T13:46:00">
            <text:p>02/10/14 13:46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table:number-columns-repeated="2" office:value-type="string">
            <text:p>4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65">
            <text:p>313565</text:p>
          </table:table-cell>
          <table:table-cell office:value-type="string">
            <text:p>Executar Casos de Testes</text:p>
          </table:table-cell>
          <table:table-cell office:value-type="string">
            <text:p>Sergio Marcio Magalhaes Teixeira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24</text:p>
          </table:table-cell>
          <table:table-cell office:value-type="date" office:date-value="2014-10-21T08:46:00">
            <text:p>21/10/14 08:46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table:number-columns-repeated="2" office:value-type="string">
            <text:p>8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74">
            <text:p>313574</text:p>
          </table:table-cell>
          <table:table-cell office:value-type="string">
            <text:p>Mapear telas</text:p>
          </table:table-cell>
          <table:table-cell office:value-type="string">
            <text:p>Francisco Dimas Santos Coimbra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20</text:p>
          </table:table-cell>
          <table:table-cell office:value-type="date" office:date-value="2014-10-08T14:40:00">
            <text:p>08/10/14 14:40</text:p>
          </table:table-cell>
          <table:table-cell office:value-type="float" office:value="282935">
            <text:p>282935</text:p>
          </table:table-cell>
          <table:table-cell office:value-type="string">
            <text:p>Testes</text:p>
          </table:table-cell>
          <table:table-cell office:value-type="string">
            <text:p>16 horas</text:p>
          </table:table-cell>
          <table:table-cell office:value-type="string">
            <text:p>12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76">
            <text:p>313576</text:p>
          </table:table-cell>
          <table:table-cell office:value-type="string">
            <text:p>Tabela Estabelecimentos e Obras – Implementar Mapeamento do Evento com o Modelo</text:p>
          </table:table-cell>
          <table:table-cell office:value-type="string">
            <text:p>Claudia Helena Souza e Silva Santos Behring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24</text:p>
          </table:table-cell>
          <table:table-cell office:value-type="date" office:date-value="2014-10-03T10:12:00">
            <text:p>03/10/14 10:12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table:number-columns-repeated="2" office:value-type="string">
            <text:p>4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83">
            <text:p>313583</text:p>
          </table:table-cell>
          <table:table-cell office:value-type="string">
            <text:p>Tabela Lotação/Departamento – Implementar Tratamento para Informações padrão da Tabela</text:p>
          </table:table-cell>
          <table:table-cell office:value-type="string">
            <text:p>Não Designado</text:p>
          </table:table-cell>
          <table:table-cell office:value-type="string">
            <text:p>Cancelada</text:p>
          </table:table-cell>
          <table:table-cell office:value-type="string">
            <text:p>eSocial-281573-1.0.0-CONS-02</text:p>
          </table:table-cell>
          <table:table-cell office:value-type="string">
            <text:p>#335916</text:p>
          </table:table-cell>
          <table:table-cell office:value-type="date" office:date-value="2014-10-02T11:07:00">
            <text:p>02/10/14 11:07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0 horas</text:p>
          </table:table-cell>
          <table:table-cell/>
        </table:table-row>
        <table:table-row table:style-name="ro1">
          <table:table-cell office:value-type="string">
            <text:p>Tarefa</text:p>
          </table:table-cell>
          <table:table-cell office:value-type="float" office:value="313592">
            <text:p>313592</text:p>
          </table:table-cell>
          <table:table-cell office:value-type="string">
            <text:p>Tabela Horário/Turno – Implementar Editar</text:p>
          </table:table-cell>
          <table:table-cell office:value-type="string">
            <text:p>Rafael Goncalves Mafuz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7</text:p>
          </table:table-cell>
          <table:table-cell office:value-type="date" office:date-value="2014-10-10T15:34:00">
            <text:p>10/10/14 15:34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8 horas</text:p>
          </table:table-cell>
          <table:table-cell office:value-type="string">
            <text:p>12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94">
            <text:p>313594</text:p>
          </table:table-cell>
          <table:table-cell office:value-type="string">
            <text:p>Tabela Horário/Turno – Implementar Tratamento para Informações padrão da Tabela</text:p>
          </table:table-cell>
          <table:table-cell office:value-type="string">
            <text:p>Não Designado</text:p>
          </table:table-cell>
          <table:table-cell office:value-type="string">
            <text:p>Cancelada</text:p>
          </table:table-cell>
          <table:table-cell office:value-type="string">
            <text:p>eSocial-281573-1.0.0-CONS-02</text:p>
          </table:table-cell>
          <table:table-cell office:value-type="string">
            <text:p>#335917</text:p>
          </table:table-cell>
          <table:table-cell office:value-type="date" office:date-value="2014-10-10T16:17:00">
            <text:p>10/10/14 16:17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0 horas</text:p>
          </table:table-cell>
          <table:table-cell/>
        </table:table-row>
        <table:table-row table:style-name="ro1">
          <table:table-cell office:value-type="string">
            <text:p>Tarefa</text:p>
          </table:table-cell>
          <table:table-cell office:value-type="float" office:value="313598">
            <text:p>313598</text:p>
          </table:table-cell>
          <table:table-cell office:value-type="string">
            <text:p>Tabela Horario/Turno - Remover histórico</text:p>
          </table:table-cell>
          <table:table-cell office:value-type="string">
            <text:p>Raphael Schumann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8</text:p>
          </table:table-cell>
          <table:table-cell office:value-type="date" office:date-value="2014-10-02T08:30:00">
            <text:p>02/10/14 08:30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table:number-columns-repeated="2" office:value-type="string">
            <text:p>4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599">
            <text:p>313599</text:p>
          </table:table-cell>
          <table:table-cell office:value-type="string">
            <text:p>Tabela Função - Remover histórico</text:p>
          </table:table-cell>
          <table:table-cell office:value-type="string">
            <text:p>Raphael Schumann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15</text:p>
          </table:table-cell>
          <table:table-cell office:value-type="date" office:date-value="2014-09-30T09:47:00">
            <text:p>30/09/14 09:47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table:number-columns-repeated="2" office:value-type="string">
            <text:p>8 horas</text:p>
          </table:table-cell>
        </table:table-row>
        <table:table-row table:style-name="ro1">
          <table:table-cell office:value-type="string">
            <text:p>Tarefa</text:p>
          </table:table-cell>
          <table:table-cell office:value-type="float" office:value="313607">
            <text:p>313607</text:p>
          </table:table-cell>
          <table:table-cell office:value-type="string">
            <text:p>Tabelas do Empregador – Verificar integridade dos XMLs enviados para o ambiente Nacional</text:p>
          </table:table-cell>
          <table:table-cell office:value-type="string">
            <text:p>Claudia Helena Souza e Silva Santos Behring</text:p>
          </table:table-cell>
          <table:table-cell office:value-type="string">
            <text:p>Finalizada</text:p>
          </table:table-cell>
          <table:table-cell office:value-type="string">
            <text:p>eSocial-281573-1.0.0-CONS-02</text:p>
          </table:table-cell>
          <table:table-cell office:value-type="string">
            <text:p>#335922</text:p>
          </table:table-cell>
          <table:table-cell office:value-type="date" office:date-value="2014-10-10T16:34:00">
            <text:p>10/10/14 16:34</text:p>
          </table:table-cell>
          <table:table-cell office:value-type="float" office:value="282935">
            <text:p>282935</text:p>
          </table:table-cell>
          <table:table-cell office:value-type="string">
            <text:p>Implementação</text:p>
          </table:table-cell>
          <table:table-cell office:value-type="string">
            <text:p>8 horas</text:p>
          </table:table-cell>
          <table:table-cell office:value-type="string">
            <text:p>1 hora</text:p>
          </table:table-cell>
        </table:table-row>
      </table:table>
      <table:table table:name="Defeito" table:style-name="ta1">
        <table:table-column table:style-name="co3" table:number-columns-repeated="7" table:default-cell-style-name="Default"/>
        <table:table-column table:style-name="co5" table:default-cell-style-name="ce1"/>
        <table:table-column table:style-name="co3" table:number-columns-repeated="5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ID</text:p>
          </table:table-cell>
          <table:table-cell office:value-type="string">
            <text:p>Título</text:p>
          </table:table-cell>
          <table:table-cell office:value-type="string">
            <text:p>Responsável</text:p>
          </table:table-cell>
          <table:table-cell office:value-type="string">
            <text:p>Status</text:p>
          </table:table-cell>
          <table:table-cell office:value-type="string">
            <text:p>Planejado Para</text:p>
          </table:table-cell>
          <table:table-cell office:value-type="string">
            <text:p>Pai</text:p>
          </table:table-cell>
          <table:table-cell table:style-name="Default" office:value-type="string">
            <text:p>Data de Modificação</text:p>
          </table:table-cell>
          <table:table-cell office:value-type="string">
            <text:p>ID do Projeto</text:p>
          </table:table-cell>
          <table:table-cell office:value-type="string">
            <text:p>Criado Por</text:p>
          </table:table-cell>
          <table:table-cell office:value-type="string">
            <text:p>Encontrado no Projeto</text:p>
          </table:table-cell>
          <table:table-cell office:value-type="string">
            <text:p>Tipo do Relato</text:p>
          </table:table-cell>
          <table:table-cell office:value-type="string">
            <text:p>Resoluçã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1033345">
            <text:p>1033345</text:p>
          </table:table-cell>
          <table:table-cell office:value-type="string">
            <text:p>[Sugestão] Recibo de Férias - Melhoria para Empregado Desligado</text:p>
          </table:table-cell>
          <table:table-cell office:value-type="string">
            <text:p>Rafael Goncalves Mafuz</text:p>
          </table:table-cell>
          <table:table-cell office:value-type="string">
            <text:p>Atribuído</text:p>
          </table:table-cell>
          <table:table-cell office:value-type="string">
            <text:p>eSocial-1005228-1.0.8-CONS</text:p>
          </table:table-cell>
          <table:table-cell/>
          <table:table-cell office:value-type="date" office:date-value="2016-08-24T16:12:00">
            <text:p>24/08/16 16:12</text:p>
          </table:table-cell>
          <table:table-cell office:value-type="float" office:value="1031720">
            <text:p>1031720</text:p>
          </table:table-cell>
          <table:table-cell office:value-type="string">
            <text:p>Sergio Marcio Magalhaes Teixeira</text:p>
          </table:table-cell>
          <table:table-cell office:value-type="string">
            <text:p>eSocial-1005228-1.0.8-CONS</text:p>
          </table:table-cell>
          <table:table-cell office:value-type="string">
            <text:p>Erro</text:p>
          </table:table-cell>
          <table:table-cell/>
        </table:table-row>
        <table:table-row table:style-name="ro1">
          <table:table-cell office:value-type="string">
            <text:p>Defeito</text:p>
          </table:table-cell>
          <table:table-cell office:value-type="float" office:value="1032588">
            <text:p>1032588</text:p>
          </table:table-cell>
          <table:table-cell office:value-type="string">
            <text:p>[Repercussão no Desligamento] Não atualiza Data do Aviso Prévio</text:p>
          </table:table-cell>
          <table:table-cell office:value-type="string">
            <text:p>Rafael Goncalves Mafuz</text:p>
          </table:table-cell>
          <table:table-cell office:value-type="string">
            <text:p>Em Verificação</text:p>
          </table:table-cell>
          <table:table-cell office:value-type="string">
            <text:p>eSocial-1005228-1.0.8-CONS</text:p>
          </table:table-cell>
          <table:table-cell/>
          <table:table-cell office:value-type="date" office:date-value="2016-08-25T16:29:00">
            <text:p>25/08/16 16:29</text:p>
          </table:table-cell>
          <table:table-cell office:value-type="float" office:value="1031720">
            <text:p>1031720</text:p>
          </table:table-cell>
          <table:table-cell office:value-type="string">
            <text:p>Sergio Marcio Magalhaes Teixeira</text:p>
          </table:table-cell>
          <table:table-cell office:value-type="string">
            <text:p>eSocial-1005228-1.0.8-CONS</text:p>
          </table:table-cell>
          <table:table-cell office:value-type="string">
            <text:p>Erro</text:p>
          </table:table-cell>
          <table:table-cell/>
        </table:table-row>
        <table:table-row table:style-name="ro1">
          <table:table-cell office:value-type="string">
            <text:p>Defeito</text:p>
          </table:table-cell>
          <table:table-cell office:value-type="float" office:value="358251">
            <text:p>358251</text:p>
          </table:table-cell>
          <table:table-cell office:value-type="string">
            <text:p>Não alteração de período de rubrica: inicio e fim de validade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5-03-12T15:23:00">
            <text:p>12/03/15 15:23</text:p>
          </table:table-cell>
          <table:table-cell office:value-type="float" office:value="282935">
            <text:p>282935</text:p>
          </table:table-cell>
          <table:table-cell office:value-type="string">
            <text:p>Herica Xavier Gomes Pereira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Rejeita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8257">
            <text:p>358257</text:p>
          </table:table-cell>
          <table:table-cell office:value-type="string">
            <text:p>Não alteração da data de fim de validade da rubrica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5-03-12T15:24:00">
            <text:p>12/03/15 15:24</text:p>
          </table:table-cell>
          <table:table-cell office:value-type="float" office:value="282935">
            <text:p>282935</text:p>
          </table:table-cell>
          <table:table-cell office:value-type="string">
            <text:p>Herica Xavier Gomes Pereira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Rejeita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46673">
            <text:p>346673</text:p>
          </table:table-cell>
          <table:table-cell office:value-type="string">
            <text:p>Não recupera dados CPF</text:p>
          </table:table-cell>
          <table:table-cell office:value-type="string">
            <text:p>Filipe Montenegro Campos de Albuquerque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4977</text:p>
          </table:table-cell>
          <table:table-cell office:value-type="date" office:date-value="2014-11-12T12:09:00">
            <text:p>12/11/14 12:09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0002">
            <text:p>350002</text:p>
          </table:table-cell>
          <table:table-cell office:value-type="string">
            <text:p>Erro 404 ao acessar botão Filtrar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20</text:p>
          </table:table-cell>
          <table:table-cell office:value-type="date" office:date-value="2014-11-12T12:03:00">
            <text:p>12/11/14 12:03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0213">
            <text:p>350213</text:p>
          </table:table-cell>
          <table:table-cell office:value-type="string">
            <text:p>Não é possível incluir/alterar dados</text:p>
          </table:table-cell>
          <table:table-cell office:value-type="string">
            <text:p>Filipe Montenegro Campos de Albuquerque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071</text:p>
          </table:table-cell>
          <table:table-cell office:value-type="date" office:date-value="2014-11-12T12:07:00">
            <text:p>12/11/14 12:07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0229">
            <text:p>350229</text:p>
          </table:table-cell>
          <table:table-cell office:value-type="string">
            <text:p>Erro 404 ao acessar botão Voltar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20</text:p>
          </table:table-cell>
          <table:table-cell office:value-type="date" office:date-value="2014-11-12T12:03:00">
            <text:p>12/11/14 12:03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3135">
            <text:p>353135</text:p>
          </table:table-cell>
          <table:table-cell office:value-type="string">
            <text:p><text:s/>Erro 404 ao tentar remover uma função cadastrada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20</text:p>
          </table:table-cell>
          <table:table-cell office:value-type="date" office:date-value="2014-11-12T12:03:00">
            <text:p>12/11/14 12:03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5228">
            <text:p>355228</text:p>
          </table:table-cell>
          <table:table-cell office:value-type="string">
            <text:p>Erro ao tentar editar função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20</text:p>
          </table:table-cell>
          <table:table-cell office:value-type="date" office:date-value="2014-11-12T12:03:00">
            <text:p>12/11/14 12:03</text:p>
          </table:table-cell>
          <table:table-cell office:value-type="float" office:value="282935">
            <text:p>282935</text:p>
          </table:table-cell>
          <table:table-cell office:value-type="string">
            <text:p>Alexandre Henrique Vieira Soares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  <table:table-row table:style-name="ro1">
          <table:table-cell office:value-type="string">
            <text:p>Defeito</text:p>
          </table:table-cell>
          <table:table-cell office:value-type="float" office:value="357688">
            <text:p>357688</text:p>
          </table:table-cell>
          <table:table-cell office:value-type="string">
            <text:p>Botão voltar não está funcionando</text:p>
          </table:table-cell>
          <table:table-cell office:value-type="string">
            <text:p>Claudia Helena Souza e Silva Santos Behring</text:p>
          </table:table-cell>
          <table:table-cell office:value-type="string">
            <text:p>Fechado</text:p>
          </table:table-cell>
          <table:table-cell office:value-type="string">
            <text:p>eSocial-281573-1.0.0-CONS-02</text:p>
          </table:table-cell>
          <table:table-cell office:value-type="string">
            <text:p>#335909</text:p>
          </table:table-cell>
          <table:table-cell office:value-type="date" office:date-value="2014-11-12T09:44:00">
            <text:p>12/11/14 09:44</text:p>
          </table:table-cell>
          <table:table-cell office:value-type="float" office:value="282935">
            <text:p>282935</text:p>
          </table:table-cell>
          <table:table-cell office:value-type="string">
            <text:p>Herica Xavier Gomes Pereira</text:p>
          </table:table-cell>
          <table:table-cell office:value-type="string">
            <text:p>eSocial-281573-1.0.0-CONS-02</text:p>
          </table:table-cell>
          <table:table-cell office:value-type="string">
            <text:p>Erro</text:p>
          </table:table-cell>
          <table:table-cell office:value-type="string">
            <text:p>Corrigido</text:p>
          </table:table-cell>
        </table:table-row>
      </table:table>
      <table:table table:name="Relato" table:style-name="ta1">
        <table:table-column table:style-name="co3" table:number-columns-repeated="7" table:default-cell-style-name="Default"/>
        <table:table-column table:style-name="co5" table:default-cell-style-name="ce2"/>
        <table:table-column table:style-name="co3" table:number-columns-repeated="5" table:default-cell-style-name="Default"/>
        <table:table-row table:style-name="ro1">
          <table:table-cell office:value-type="string">
            <text:p>Tipo</text:p>
          </table:table-cell>
          <table:table-cell office:value-type="string">
            <text:p>ID</text:p>
          </table:table-cell>
          <table:table-cell office:value-type="string">
            <text:p>Título</text:p>
          </table:table-cell>
          <table:table-cell office:value-type="string">
            <text:p>Responsável</text:p>
          </table:table-cell>
          <table:table-cell office:value-type="string">
            <text:p>Status</text:p>
          </table:table-cell>
          <table:table-cell office:value-type="string">
            <text:p>Planejado Para</text:p>
          </table:table-cell>
          <table:table-cell office:value-type="string">
            <text:p>Pai</text:p>
          </table:table-cell>
          <table:table-cell table:style-name="Default" office:value-type="string">
            <text:p>Data de Modificação</text:p>
          </table:table-cell>
          <table:table-cell office:value-type="string">
            <text:p>ID do Projeto</text:p>
          </table:table-cell>
          <table:table-cell office:value-type="string">
            <text:p>Criado Por</text:p>
          </table:table-cell>
          <table:table-cell office:value-type="string">
            <text:p>Encontrado no Projeto</text:p>
          </table:table-cell>
          <table:table-cell office:value-type="string">
            <text:p>Tipo do Relato</text:p>
          </table:table-cell>
          <table:table-cell office:value-type="string">
            <text:p>Resolução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80">
            <text:p>198480</text:p>
          </table:table-cell>
          <table:table-cell office:value-type="string">
            <text:p>[Desligamento Versão 2.1] Desligamento com folha do mês encerrada</text:p>
          </table:table-cell>
          <table:table-cell office:value-type="string">
            <text:p>SERGIO MARCIO MAGALHAES TEIXEIRA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35">
            <text:p>282935</text:p>
          </table:table-cell>
          <table:table-cell office:value-type="string">
            <text:p>Fernando Castro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7901">
            <text:p>197901</text:p>
          </table:table-cell>
          <table:table-cell office:value-type="string">
            <text:p>[Produção] - Desligamento - Erro na folha após efetuar desligamento</text:p>
          </table:table-cell>
          <table:table-cell office:value-type="string">
            <text:p>Raphael Schumann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36">
            <text:p>282936</text:p>
          </table:table-cell>
          <table:table-cell office:value-type="string">
            <text:p>Erica Alves Dias Franc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046">
            <text:p>198046</text:p>
          </table:table-cell>
          <table:table-cell office:value-type="string">
            <text:p>[DESLIGAMENTO] Unidades de horas extras e adicional noturno no formato HH:MM e outros ajustes no Desligamento</text:p>
          </table:table-cell>
          <table:table-cell/>
          <table:table-cell office:value-type="string">
            <text:p>abert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37">
            <text:p>282937</text:p>
          </table:table-cell>
          <table:table-cell office:value-type="string">
            <text:p>Margarida Barreto de Almeida</text:p>
          </table:table-cell>
          <table:table-cell/>
          <table:table-cell office:value-type="string">
            <text:p>Sugestã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37">
            <text:p>198437</text:p>
          </table:table-cell>
          <table:table-cell office:value-type="string">
            <text:p>Versão 2.1 [FOLHA] - FOLHA FECHAMENTO - CALCULO FGTS</text:p>
          </table:table-cell>
          <table:table-cell office:value-type="string">
            <text:p>Raphael Schumann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38">
            <text:p>282938</text:p>
          </table:table-cell>
          <table:table-cell office:value-type="string">
            <text:p>Leonardo William de Lacerd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24">
            <text:p>198424</text:p>
          </table:table-cell>
          <table:table-cell office:value-type="string">
            <text:p>[Produção] Folha de Pagamentos - Erro ao finalizar as competências de 2015 - SW11422</text:p>
          </table:table-cell>
          <table:table-cell office:value-type="string">
            <text:p>Claudia Helena Souza e Santos Behring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39">
            <text:p>282939</text:p>
          </table:table-cell>
          <table:table-cell office:value-type="string">
            <text:p>Erica Alves Dias Franc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3454">
            <text:p>193454</text:p>
          </table:table-cell>
          <table:table-cell office:value-type="string">
            <text:p>Versão 2.1 [FÉRIAS] - Habilitar opção de alterar período aquisitivo de férias </text:p>
          </table:table-cell>
          <table:table-cell office:value-type="string">
            <text:p>Claudia Helena Souza e Santos Behring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0">
            <text:p>282940</text:p>
          </table:table-cell>
          <table:table-cell office:value-type="string">
            <text:p>Zander Gonçalves da Silv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31">
            <text:p>198431</text:p>
          </table:table-cell>
          <table:table-cell office:value-type="string">
            <text:p>Versão 2.1 [DESLIGAMENTO] Tela Verbas Rescisórias apresentada a cada comando efetuado</text:p>
          </table:table-cell>
          <table:table-cell office:value-type="string">
            <text:p>Eduardo Resende Gomes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1">
            <text:p>282941</text:p>
          </table:table-cell>
          <table:table-cell office:value-type="string">
            <text:p>Erica Alves Dias Franc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42">
            <text:p>198442</text:p>
          </table:table-cell>
          <table:table-cell office:value-type="string">
            <text:p>PRODUÇÃO - DESLIGAMENTO - ERRO IMPEDITIVO PARA INFORMAR DESLIGAMENTO</text:p>
          </table:table-cell>
          <table:table-cell office:value-type="string">
            <text:p>RAFAEL GONCALVES MAFUZ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2">
            <text:p>282942</text:p>
          </table:table-cell>
          <table:table-cell office:value-type="string">
            <text:p>Leonardo William de Lacerd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38">
            <text:p>198438</text:p>
          </table:table-cell>
          <table:table-cell office:value-type="string">
            <text:p>PRODUÇÃO - <text:s/>[ADMISSÃO/CADASTRAMENTO INICIAL] - campo obrigatório</text:p>
          </table:table-cell>
          <table:table-cell office:value-type="string">
            <text:p>RAFAEL GONCALVES MAFUZ</text:p>
          </table:table-cell>
          <table:table-cell office:value-type="string">
            <text:p>pendente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3">
            <text:p>282943</text:p>
          </table:table-cell>
          <table:table-cell office:value-type="string">
            <text:p>Paulo Cesar Santos Brandao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55">
            <text:p>198455</text:p>
          </table:table-cell>
          <table:table-cell office:value-type="string">
            <text:p>PRODUÇÃO - AFASTAMENTO - Consulta e retificação não exibe data de término.</text:p>
          </table:table-cell>
          <table:table-cell office:value-type="string">
            <text:p>Eduardo Resende Gomes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4">
            <text:p>282944</text:p>
          </table:table-cell>
          <table:table-cell office:value-type="string">
            <text:p>Zander Gonçalves da Silv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30">
            <text:p>198430</text:p>
          </table:table-cell>
          <table:table-cell office:value-type="string">
            <text:p>Versão 2.1 [DESLIGAMENTO] Valor líquido de R$ 0,01 no desligamento com insuficiência de saldo</text:p>
          </table:table-cell>
          <table:table-cell office:value-type="string">
            <text:p>Raphael Schumann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1/08/16</text:p>
          </table:table-cell>
          <table:table-cell office:value-type="float" office:value="282945">
            <text:p>282945</text:p>
          </table:table-cell>
          <table:table-cell office:value-type="string">
            <text:p>Fernando de oliveira Lisbo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115">
            <text:p>198115</text:p>
          </table:table-cell>
          <table:table-cell office:value-type="string">
            <text:p>[Férias] A funcionalidade de programação de férias não está sendo sensibilizada pela retificação jornada</text:p>
          </table:table-cell>
          <table:table-cell/>
          <table:table-cell office:value-type="string">
            <text:p>pendente</text:p>
          </table:table-cell>
          <table:table-cell table:number-columns-repeated="2"/>
          <table:table-cell office:value-type="string">
            <text:p>30/08/16</text:p>
          </table:table-cell>
          <table:table-cell office:value-type="float" office:value="282946">
            <text:p>282946</text:p>
          </table:table-cell>
          <table:table-cell office:value-type="string">
            <text:p>Meire Cássia Alves</text:p>
          </table:table-cell>
          <table:table-cell/>
          <table:table-cell office:value-type="string">
            <text:p>Erro</text:p>
          </table:table-cell>
          <table:table-cell office:value-type="string">
            <text:p>rejeitado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203">
            <text:p>198203</text:p>
          </table:table-cell>
          <table:table-cell office:value-type="string">
            <text:p>[Produção] - Urgente - Evento de Admissão - Data de opção do FGTS diferente da admissão</text:p>
          </table:table-cell>
          <table:table-cell office:value-type="string">
            <text:p>Claudia Helena Souza e Santos Behring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30/08/16</text:p>
          </table:table-cell>
          <table:table-cell office:value-type="float" office:value="282947">
            <text:p>282947</text:p>
          </table:table-cell>
          <table:table-cell office:value-type="string">
            <text:p>Geiza Amelia Alves Demetrio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49">
            <text:p>198449</text:p>
          </table:table-cell>
          <table:table-cell office:value-type="string">
            <text:p>PRODUÇÃO - EMPREGADO COM "SITUAÇÃO" EXCLUIDO NO CADASTRO</text:p>
          </table:table-cell>
          <table:table-cell office:value-type="string">
            <text:p>SERGIO MARCIO MAGALHAES TEIXEIRA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29/08/16</text:p>
          </table:table-cell>
          <table:table-cell office:value-type="float" office:value="282948">
            <text:p>282948</text:p>
          </table:table-cell>
          <table:table-cell office:value-type="string">
            <text:p>Leonardo William de Lacerd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27">
            <text:p>198427</text:p>
          </table:table-cell>
          <table:table-cell office:value-type="string">
            <text:p>PRODUÇÃO - AFASTAMENTO - sistema não permite cadastrar afastamento pelo motivo 21 (Licença não remunerada)</text:p>
          </table:table-cell>
          <table:table-cell office:value-type="string">
            <text:p>SERGIO MARCIO MAGALHAES TEIXEIRA</text:p>
          </table:table-cell>
          <table:table-cell office:value-type="string">
            <text:p>atribuído</text:p>
          </table:table-cell>
          <table:table-cell table:number-columns-repeated="2"/>
          <table:table-cell office:value-type="string">
            <text:p>29/08/16</text:p>
          </table:table-cell>
          <table:table-cell office:value-type="float" office:value="282949">
            <text:p>282949</text:p>
          </table:table-cell>
          <table:table-cell office:value-type="string">
            <text:p>Zander Gonçalves da Silv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423">
            <text:p>198423</text:p>
          </table:table-cell>
          <table:table-cell office:value-type="string">
            <text:p>Produção - registro de dois períodos de aquisição de férias diferentes com períodos de gozo sobrepostos</text:p>
          </table:table-cell>
          <table:table-cell office:value-type="string">
            <text:p>Claudia Helena Souza e Santos Behring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26/08/16</text:p>
          </table:table-cell>
          <table:table-cell office:value-type="float" office:value="282950">
            <text:p>282950</text:p>
          </table:table-cell>
          <table:table-cell office:value-type="string">
            <text:p>Alexsandra Basso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396">
            <text:p>198396</text:p>
          </table:table-cell>
          <table:table-cell office:value-type="string">
            <text:p>[PRODUÇÃO] URGENTE: Erro de cálculo do IRRF sobre férias ao encerrar folha de pagamento</text:p>
          </table:table-cell>
          <table:table-cell office:value-type="string">
            <text:p>Raphael Schumann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24/08/16</text:p>
          </table:table-cell>
          <table:table-cell office:value-type="float" office:value="282951">
            <text:p>282951</text:p>
          </table:table-cell>
          <table:table-cell office:value-type="string">
            <text:p>Fernando de oliveira Lisboa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  <table:table-row table:style-name="ro1">
          <table:table-cell office:value-type="string">
            <text:p>Relato</text:p>
          </table:table-cell>
          <table:table-cell office:value-type="float" office:value="198378">
            <text:p>198378</text:p>
          </table:table-cell>
          <table:table-cell office:value-type="string">
            <text:p>[PRODUÇÃO] MENSAGEM DE ERRO - TANURE</text:p>
          </table:table-cell>
          <table:table-cell office:value-type="string">
            <text:p>Lisiene Bruna de Lima Pio Santos</text:p>
          </table:table-cell>
          <table:table-cell office:value-type="string">
            <text:p>verificação</text:p>
          </table:table-cell>
          <table:table-cell table:number-columns-repeated="2"/>
          <table:table-cell office:value-type="string">
            <text:p>23/08/16</text:p>
          </table:table-cell>
          <table:table-cell office:value-type="float" office:value="282952">
            <text:p>282952</text:p>
          </table:table-cell>
          <table:table-cell office:value-type="string">
            <text:p>Carlos Alberto Nasta Tanure</text:p>
          </table:table-cell>
          <table:table-cell/>
          <table:table-cell office:value-type="string">
            <text:p>Erro</text:p>
          </table:table-cell>
          <table:table-cell office:value-type="string">
            <text:p>nenhuma</text:p>
          </table:table-cell>
        </table:table-row>
      </table:table>
      <table:table table:name="Apropriacao" table:style-name="ta1">
        <table:table-column table:style-name="co6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>
            <text:p>Nome</text:p>
          </table:table-cell>
          <table:table-cell table:style-name="Default" office:value-type="string">
            <text:p>Data</text:p>
          </table:table-cell>
          <table:table-cell office:value-type="string">
            <text:p>Horas</text:p>
          </table:table-cell>
          <table:table-cell office:value-type="string">
            <text:p>Tarefa</text:p>
          </table:table-cell>
          <table:table-cell office:value-type="string">
            <text:p>Macroatividade</text:p>
          </table:table-cell>
          <table:table-cell office:value-type="string">
            <text:p>Mnemonico</text:p>
          </table:table-cell>
          <table:table-cell office:value-type="string">
            <text:p>Projeto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1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2</text:p>
          </table:table-cell>
          <table:table-cell office:value-type="string">
            <text:p>8.000000</text:p>
          </table:table-cell>
          <table:table-cell office:value-type="float" office:value="972966">
            <text:p>972966</text:p>
          </table:table-cell>
          <table:table-cell office:value-type="string">
            <text:p>Atividade Não Software</text:p>
          </table:table-cell>
          <table:table-cell office:value-type="string">
            <text:p>DEBHE-GestaoAdministrativa</text:p>
          </table:table-cell>
          <table:table-cell office:value-type="float" office:value="702234">
            <text:p>702234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3</text:p>
          </table:table-cell>
          <table:table-cell office:value-type="string">
            <text:p>6.000000</text:p>
          </table:table-cell>
          <table:table-cell office:value-type="float" office:value="1019177">
            <text:p>1019177</text:p>
          </table:table-cell>
          <table:table-cell office:value-type="string">
            <text:p>Implementação</text:p>
          </table:table-cell>
          <table:table-cell office:value-type="string">
            <text:p>eSocial-1013537</text:p>
          </table:table-cell>
          <table:table-cell office:value-type="float" office:value="1014661">
            <text:p>101466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3</text:p>
          </table:table-cell>
          <table:table-cell office:value-type="string">
            <text:p>2.000000</text:p>
          </table:table-cell>
          <table:table-cell office:value-type="float" office:value="1013493">
            <text:p>1013493</text:p>
          </table:table-cell>
          <table:table-cell office:value-type="string">
            <text:p>Atividade Não Software</text:p>
          </table:table-cell>
          <table:table-cell office:value-type="string">
            <text:p>eSocial-CON-1011793</text:p>
          </table:table-cell>
          <table:table-cell office:value-type="float" office:value="1013492">
            <text:p>1013492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4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5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8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09</text:p>
          </table:table-cell>
          <table:table-cell office:value-type="string">
            <text:p>8.000000</text:p>
          </table:table-cell>
          <table:table-cell office:value-type="float" office:value="1019177">
            <text:p>1019177</text:p>
          </table:table-cell>
          <table:table-cell office:value-type="string">
            <text:p>Implementação</text:p>
          </table:table-cell>
          <table:table-cell office:value-type="string">
            <text:p>eSocial-1013537</text:p>
          </table:table-cell>
          <table:table-cell office:value-type="float" office:value="1014661">
            <text:p>101466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0</text:p>
          </table:table-cell>
          <table:table-cell office:value-type="string">
            <text:p>4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0</text:p>
          </table:table-cell>
          <table:table-cell office:value-type="string">
            <text:p>4.000000</text:p>
          </table:table-cell>
          <table:table-cell office:value-type="float" office:value="1005276">
            <text:p>1005276</text:p>
          </table:table-cell>
          <table:table-cell office:value-type="string">
            <text:p>Atividade Não Software</text:p>
          </table:table-cell>
          <table:table-cell office:value-type="string">
            <text:p>DEBHE-MelhoriaContinua-2016</text:p>
          </table:table-cell>
          <table:table-cell office:value-type="float" office:value="906085">
            <text:p>90608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1</text:p>
          </table:table-cell>
          <table:table-cell office:value-type="string">
            <text:p>8.000000</text:p>
          </table:table-cell>
          <table:table-cell office:value-type="float" office:value="972966">
            <text:p>972966</text:p>
          </table:table-cell>
          <table:table-cell office:value-type="string">
            <text:p>Atividade Não Software</text:p>
          </table:table-cell>
          <table:table-cell office:value-type="string">
            <text:p>DEBHE-GestaoAdministrativa</text:p>
          </table:table-cell>
          <table:table-cell office:value-type="float" office:value="702234">
            <text:p>702234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2</text:p>
          </table:table-cell>
          <table:table-cell office:value-type="string">
            <text:p>1.000000</text:p>
          </table:table-cell>
          <table:table-cell office:value-type="float" office:value="1034970">
            <text:p>1034970</text:p>
          </table:table-cell>
          <table:table-cell office:value-type="string">
            <text:p>Atividade Não Software</text:p>
          </table:table-cell>
          <table:table-cell office:value-type="string">
            <text:p>SUPDE-GPESAgil</text:p>
          </table:table-cell>
          <table:table-cell office:value-type="float" office:value="346396">
            <text:p>346396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2</text:p>
          </table:table-cell>
          <table:table-cell office:value-type="string">
            <text:p>7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6</text:p>
          </table:table-cell>
          <table:table-cell office:value-type="string">
            <text:p>4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6</text:p>
          </table:table-cell>
          <table:table-cell office:value-type="string">
            <text:p>2.000000</text:p>
          </table:table-cell>
          <table:table-cell office:value-type="float" office:value="1026001">
            <text:p>1026001</text:p>
          </table:table-cell>
          <table:table-cell office:value-type="string">
            <text:p>Atividade Não Software</text:p>
          </table:table-cell>
          <table:table-cell office:value-type="string">
            <text:p>eSocial-CON-1020935</text:p>
          </table:table-cell>
          <table:table-cell office:value-type="float" office:value="1025998">
            <text:p>1025998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6</text:p>
          </table:table-cell>
          <table:table-cell office:value-type="string">
            <text:p>2.000000</text:p>
          </table:table-cell>
          <table:table-cell office:value-type="float" office:value="1026579">
            <text:p>1026579</text:p>
          </table:table-cell>
          <table:table-cell office:value-type="string">
            <text:p>Atividade Não Software</text:p>
          </table:table-cell>
          <table:table-cell office:value-type="string">
            <text:p>eSocial-CON-1019803</text:p>
          </table:table-cell>
          <table:table-cell office:value-type="float" office:value="1026571">
            <text:p>102657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7</text:p>
          </table:table-cell>
          <table:table-cell office:value-type="string">
            <text:p>2.000000</text:p>
          </table:table-cell>
          <table:table-cell office:value-type="float" office:value="1026579">
            <text:p>1026579</text:p>
          </table:table-cell>
          <table:table-cell office:value-type="string">
            <text:p>Atividade Não Software</text:p>
          </table:table-cell>
          <table:table-cell office:value-type="string">
            <text:p>eSocial-CON-1019803</text:p>
          </table:table-cell>
          <table:table-cell office:value-type="float" office:value="1026571">
            <text:p>102657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7</text:p>
          </table:table-cell>
          <table:table-cell office:value-type="string">
            <text:p>5.000000</text:p>
          </table:table-cell>
          <table:table-cell office:value-type="float" office:value="1026504">
            <text:p>1026504</text:p>
          </table:table-cell>
          <table:table-cell office:value-type="string">
            <text:p>Atividade Não Software</text:p>
          </table:table-cell>
          <table:table-cell office:value-type="string">
            <text:p>eSocial-CON-1011770</text:p>
          </table:table-cell>
          <table:table-cell office:value-type="float" office:value="1026503">
            <text:p>1026503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7</text:p>
          </table:table-cell>
          <table:table-cell office:value-type="string">
            <text:p>1.000000</text:p>
          </table:table-cell>
          <table:table-cell office:value-type="float" office:value="1005276">
            <text:p>1005276</text:p>
          </table:table-cell>
          <table:table-cell office:value-type="string">
            <text:p>Atividade Não Software</text:p>
          </table:table-cell>
          <table:table-cell office:value-type="string">
            <text:p>DEBHE-MelhoriaContinua-2016</text:p>
          </table:table-cell>
          <table:table-cell office:value-type="float" office:value="906085">
            <text:p>90608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8</text:p>
          </table:table-cell>
          <table:table-cell office:value-type="string">
            <text:p>6.000000</text:p>
          </table:table-cell>
          <table:table-cell office:value-type="float" office:value="1001871">
            <text:p>1001871</text:p>
          </table:table-cell>
          <table:table-cell office:value-type="string">
            <text:p>Gestão de Projeto de Software</text:p>
          </table:table-cell>
          <table:table-cell office:value-type="string">
            <text:p>DCTF-Web-370057-COD-1160</text:p>
          </table:table-cell>
          <table:table-cell office:value-type="float" office:value="374017">
            <text:p>374017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8</text:p>
          </table:table-cell>
          <table:table-cell office:value-type="string">
            <text:p>2.000000</text:p>
          </table:table-cell>
          <table:table-cell office:value-type="float" office:value="1026579">
            <text:p>1026579</text:p>
          </table:table-cell>
          <table:table-cell office:value-type="string">
            <text:p>Atividade Não Software</text:p>
          </table:table-cell>
          <table:table-cell office:value-type="string">
            <text:p>eSocial-CON-1019803</text:p>
          </table:table-cell>
          <table:table-cell office:value-type="float" office:value="1026571">
            <text:p>102657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9</text:p>
          </table:table-cell>
          <table:table-cell office:value-type="string">
            <text:p>1.000000</text:p>
          </table:table-cell>
          <table:table-cell office:value-type="float" office:value="1034970">
            <text:p>1034970</text:p>
          </table:table-cell>
          <table:table-cell office:value-type="string">
            <text:p>Atividade Não Software</text:p>
          </table:table-cell>
          <table:table-cell office:value-type="string">
            <text:p>SUPDE-GPESAgil</text:p>
          </table:table-cell>
          <table:table-cell office:value-type="float" office:value="346396">
            <text:p>346396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19</text:p>
          </table:table-cell>
          <table:table-cell office:value-type="string">
            <text:p>7.000000</text:p>
          </table:table-cell>
          <table:table-cell office:value-type="float" office:value="972966">
            <text:p>972966</text:p>
          </table:table-cell>
          <table:table-cell office:value-type="string">
            <text:p>Atividade Não Software</text:p>
          </table:table-cell>
          <table:table-cell office:value-type="string">
            <text:p>DEBHE-GestaoAdministrativa</text:p>
          </table:table-cell>
          <table:table-cell office:value-type="float" office:value="702234">
            <text:p>702234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2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3</text:p>
          </table:table-cell>
          <table:table-cell office:value-type="string">
            <text:p>8.000000</text:p>
          </table:table-cell>
          <table:table-cell office:value-type="float" office:value="995994">
            <text:p>995994</text:p>
          </table:table-cell>
          <table:table-cell office:value-type="string">
            <text:p>Gestão de Projeto de Software</text:p>
          </table:table-cell>
          <table:table-cell office:value-type="string">
            <text:p>eSocial-281573</text:p>
          </table:table-cell>
          <table:table-cell office:value-type="float" office:value="282935">
            <text:p>282935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4</text:p>
          </table:table-cell>
          <table:table-cell office:value-type="string">
            <text:p>8.000000</text:p>
          </table:table-cell>
          <table:table-cell office:value-type="float" office:value="972966">
            <text:p>972966</text:p>
          </table:table-cell>
          <table:table-cell office:value-type="string">
            <text:p>Atividade Não Software</text:p>
          </table:table-cell>
          <table:table-cell office:value-type="string">
            <text:p>DEBHE-GestaoAdministrativa</text:p>
          </table:table-cell>
          <table:table-cell office:value-type="float" office:value="702234">
            <text:p>702234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5</text:p>
          </table:table-cell>
          <table:table-cell office:value-type="string">
            <text:p>8.000000</text:p>
          </table:table-cell>
          <table:table-cell office:value-type="float" office:value="972966">
            <text:p>972966</text:p>
          </table:table-cell>
          <table:table-cell office:value-type="string">
            <text:p>Atividade Não Software</text:p>
          </table:table-cell>
          <table:table-cell office:value-type="string">
            <text:p>DEBHE-GestaoAdministrativa</text:p>
          </table:table-cell>
          <table:table-cell office:value-type="float" office:value="702234">
            <text:p>702234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6</text:p>
          </table:table-cell>
          <table:table-cell office:value-type="string">
            <text:p>6.000000</text:p>
          </table:table-cell>
          <table:table-cell office:value-type="float" office:value="1013236">
            <text:p>1013236</text:p>
          </table:table-cell>
          <table:table-cell office:value-type="string">
            <text:p>Gestão de Projeto de Software</text:p>
          </table:table-cell>
          <table:table-cell office:value-type="string">
            <text:p>eSocial-921077</text:p>
          </table:table-cell>
          <table:table-cell office:value-type="float" office:value="994361">
            <text:p>994361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6</text:p>
          </table:table-cell>
          <table:table-cell office:value-type="string">
            <text:p>1.000000</text:p>
          </table:table-cell>
          <table:table-cell office:value-type="float" office:value="1034970">
            <text:p>1034970</text:p>
          </table:table-cell>
          <table:table-cell office:value-type="string">
            <text:p>Atividade Não Software</text:p>
          </table:table-cell>
          <table:table-cell office:value-type="string">
            <text:p>SUPDE-GPESAgil</text:p>
          </table:table-cell>
          <table:table-cell office:value-type="float" office:value="346396">
            <text:p>346396</text:p>
          </table:table-cell>
        </table:table-row>
        <table:table-row table:style-name="ro2">
          <table:table-cell office:value-type="string">
            <text:p>JULIO CESAR PEREIRA ANTUNES</text:p>
          </table:table-cell>
          <table:table-cell office:value-type="string">
            <text:p>2016-08-26</text:p>
          </table:table-cell>
          <table:table-cell office:value-type="string">
            <text:p>1.000000</text:p>
          </table:table-cell>
          <table:table-cell office:value-type="float" office:value="1026504">
            <text:p>1026504</text:p>
          </table:table-cell>
          <table:table-cell office:value-type="string">
            <text:p>Atividade Não Software</text:p>
          </table:table-cell>
          <table:table-cell office:value-type="string">
            <text:p>eSocial-CON-1011770</text:p>
          </table:table-cell>
          <table:table-cell office:value-type="float" office:value="1026503">
            <text:p>1026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R$ </number:text>
      <number:number number:decimal-places="0" number:min-integer-digits="1" number:grouping="true"/>
      <number:text> </number:text>
    </number:number-style>
    <number:number-style style:name="N137">
      <number:text>(R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 </number:text>
      <number:number number:decimal-places="2" number:min-integer-digits="1" number:grouping="true"/>
      <number:text> </number:text>
    </number:number-style>
    <number:number-style style:name="N140">
      <number:text>(R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R$ </number:text>
      <number:number number:decimal-places="0" number:min-integer-digits="1" number:grouping="true"/>
      <number:text> </number:text>
    </number:number-style>
    <number:number-style style:name="N145P1" style:volatile="true">
      <number:text> R$ (</number:text>
      <number:number number:decimal-places="0" number:min-integer-digits="1" number:grouping="true"/>
      <number:text>)</number:text>
    </number:number-style>
    <number:number-style style:name="N145P2" style:volatile="true">
      <number:text> R$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R$ </number:text>
      <number:number number:decimal-places="2" number:min-integer-digits="1" number:grouping="true"/>
      <number:text> </number:text>
    </number:number-style>
    <number:number-style style:name="N149P1" style:volatile="true">
      <number:text> R$ (</number:text>
      <number:number number:decimal-places="2" number:min-integer-digits="1" number:grouping="true"/>
      <number:text>)</number:text>
    </number:number-style>
    <number:number-style style:name="N149P2" style:volatile="true">
      <number:text> R$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Sim</number:text>
    </number:number-style>
    <number:number-style style:name="N151P1" style:volatile="true">
      <number:text>Sim</number:text>
    </number:number-style>
    <number:number-style style:name="N151">
      <number:text>Nã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Verdadeiro</number:text>
    </number:number-style>
    <number:number-style style:name="N153P1" style:volatile="true">
      <number:text>Verdadeiro</number:text>
    </number:number-style>
    <number:number-style style:name="N153">
      <number:text>Fals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Ativar</number:text>
    </number:number-style>
    <number:number-style style:name="N155P1" style:volatile="true">
      <number:text>Ativar</number:text>
    </number:number-style>
    <number:number-style style:name="N155">
      <number:text>Desativar</number:text>
      <style:map style:condition="value()&gt;0" style:apply-style-name="N155P0"/>
      <style:map style:condition="value()&lt;0" style:apply-style-name="N155P1"/>
    </number:number-style>
    <number:date-style style:name="N156">
      <number:month/>
      <number:text>/</number:text>
      <number:day/>
      <number:text>/</number:text>
      <number:year/>
    </number:date-style>
    <number:date-style style:name="N157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</number:time-style>
    <number:time-style style:name="N161">
      <number:hours/>
      <number:text>:</number:text>
      <number:minutes number:style="long"/>
      <number:text>:</number:text>
      <number:seconds number:style="long"/>
    </number:time-style>
    <number:date-style style:name="N162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number-style style:name="N163">
      <number:number number:decimal-places="6" number:min-integer-digits="1" number:grouping="true"/>
    </number:number-style>
    <number:number-style style:name="N164">
      <number:number number:decimal-places="4" number:min-integer-digits="1" number:grouping="true"/>
    </number:number-style>
    <number:number-style style:name="N165">
      <number:number number:decimal-places="6" number:min-integer-digits="1"/>
    </number:number-style>
    <number:number-style style:name="N166">
      <number:number number:decimal-places="4" number:min-integer-digits="1"/>
    </number:number-style>
    <number:number-style style:name="N167">
      <number:number number:decimal-places="5" number:min-integer-digits="1" number:grouping="true"/>
    </number:number-style>
    <number:number-style style:name="N168">
      <number:number number:decimal-places="1" number:min-integer-digits="1"/>
    </number:number-style>
    <number:number-style style:name="N169">
      <number:number number:decimal-places="3" number:min-integer-digits="1"/>
    </number:number-style>
    <number:number-style style:name="N170">
      <number:number number:decimal-places="0" number:min-integer-digits="1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number-style style:name="N174P0" style:volatile="true">
      <number:number number:decimal-places="0" number:min-integer-digits="1" number:grouping="true"/>
      <number:text>   </number:text>
    </number:number-style>
    <number:number-style style:name="N174">
      <number:text>-</number:text>
      <number:number number:decimal-places="0" number:min-integer-digits="1" number:grouping="true"/>
      <number:text>   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  </number:text>
    </number:number-style>
    <number:number-style style:name="N17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75P0"/>
    </number:number-style>
    <number:number-style style:name="N177P0" style:volatile="true">
      <number:number number:decimal-places="2" number:min-integer-digits="1" number:grouping="true"/>
      <number:text>   </number:text>
    </number:number-style>
    <number:number-style style:name="N177">
      <number:text>-</number:text>
      <number:number number:decimal-places="2" number:min-integer-digits="1" number:grouping="true"/>
      <number:text>   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  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78P0"/>
    </number:number-style>
    <number:number-style style:name="N179">
      <number:scientific-number number:decimal-places="1" number:min-integer-digits="1" number:min-exponent-digits="1"/>
    </number:number-style>
    <number:number-style style:name="N181P0" style:volatile="true">
      <number:number number:decimal-places="0" number:min-integer-digits="1" number:grouping="true"/>
      <number:text> R$</number:text>
    </number:number-style>
    <number:number-style style:name="N181">
      <number:text>-</number:text>
      <number:number number:decimal-places="0" number:min-integer-digits="1" number:grouping="true"/>
      <number:text> R$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 R$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 R$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 R$</number:text>
    </number:number-style>
    <number:number-style style:name="N184">
      <number:text>-</number:text>
      <number:number number:decimal-places="2" number:min-integer-digits="1" number:grouping="true"/>
      <number:text> R$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 R$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 R$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R$ </number:text>
    </number:number-style>
    <number:number-style style:name="N189P1" style:volatile="true">
      <number:text>-</number:text>
      <number:number number:decimal-places="0" number:min-integer-digits="1" number:grouping="true"/>
      <number:text> R$ </number:text>
    </number:number-style>
    <number:number-style style:name="N189P2" style:volatile="true">
      <number:text> - R$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      </number:text>
    </number:number-style>
    <number:number-style style:name="N193P1" style:volatile="true">
      <number:text>-</number:text>
      <number:number number:decimal-places="0" number:min-integer-digits="1" number:grouping="true"/>
      <number:text>      </number:text>
    </number:number-style>
    <number:number-style style:name="N193P2" style:volatile="true">
      <number:text> -     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R$ </number:text>
    </number:number-style>
    <number:number-style style:name="N197P1" style:volatile="true">
      <number:text>-</number:text>
      <number:number number:decimal-places="2" number:min-integer-digits="1" number:grouping="true"/>
      <number:text> R$ </number:text>
    </number:number-style>
    <number:number-style style:name="N197P2" style:volatile="true">
      <number:text> -</number:text>
      <number:number number:decimal-places="0" number:min-integer-digits="0"/>
      <number:text> R$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     </number:text>
    </number:number-style>
    <number:number-style style:name="N201P1" style:volatile="true">
      <number:text>-</number:text>
      <number:number number:decimal-places="2" number:min-integer-digits="1" number:grouping="true"/>
      <number:text>      </number:text>
    </number:number-style>
    <number:number-style style:name="N201P2" style:volatile="true">
      <number:text> -</number:text>
      <number:number number:decimal-places="0" number:min-integer-digits="0"/>
      <number:text>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0" number:min-integer-digits="11">
        <number:embedded-text number:position="2">-</number:embedded-text>
      </number:number>
    </number:number-style>
    <number:number-style style:name="N203">
      <number:number number: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204">
      <number:number number:decimal-places="0" number:min-integer-digits="9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205P0" style:volatile="true">
      <number:number number:decimal-places="0" number:min-integer-digits="1" number:grouping="true"/>
    </number:number-style>
    <number:number-style style:name="N205">
      <style:text-properties fo:color="#000000"/>
      <number:text>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</number:number-style>
    <number:number-style style:name="N206">
      <style:text-properties fo:color="#000000"/>
      <number:text>-</number:text>
      <number:number number:decimal-places="2" number:min-integer-digits="1" number:grouping="true"/>
      <style:map style:condition="value()&gt;=0" style:apply-style-name="N206P0"/>
    </number:number-style>
    <number:number-style style:name="N207">
      <number:number number:decimal-places="0" number:min-integer-digits="0"/>
    </number:number-style>
    <number:date-style style:name="N208">
      <number:day/>
      <number:text>/</number:text>
      <number:month/>
      <number:text>/</number:text>
      <number:year/>
    </number:date-style>
    <number:number-style style:name="N209">
      <number:text>000.000.000-00</number:text>
    </number:number-style>
    <number:number-style style:name="N210P0" style:volatile="true">
      <number:number number:decimal-places="0" number:min-integer-digits="1" number:grouping="true"/>
      <number:text>   </number:text>
    </number:number-style>
    <number:number-style style:name="N210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  </number:text>
    </number:number-style>
    <number:number-style style:name="N211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211P0"/>
    </number:number-style>
    <number:number-style style:name="N212P0" style:volatile="true">
      <number:number number:decimal-places="0" number:min-integer-digits="1" number:grouping="true"/>
      <number:text> R$</number:text>
    </number:number-style>
    <number:number-style style:name="N212">
      <style:text-properties fo:color="#000000"/>
      <number:text>-</number:text>
      <number:number number:decimal-places="0" number:min-integer-digits="1" number:grouping="true"/>
      <number:text> R$</number:text>
      <style:map style:condition="value()&gt;=0" style:apply-style-name="N212P0"/>
    </number:number-style>
    <number:number-style style:name="N213P0" style:volatile="true">
      <number:number number:decimal-places="2" number:min-integer-digits="1" number:grouping="true"/>
      <number:text> R$</number:text>
    </number:number-style>
    <number:number-style style:name="N213">
      <style:text-properties fo:color="#000000"/>
      <number:text>-</number:text>
      <number:number number:decimal-places="2" number:min-integer-digits="1" number:grouping="true"/>
      <number:text> R$</number:text>
      <style:map style:condition="value()&gt;=0" style:apply-style-name="N213P0"/>
    </number:number-style>
    <number:number-style style:name="N214P0" style:volatile="true">
      <number:text>R$ </number:text>
      <number:number number:decimal-places="0" number:min-integer-digits="1" number:grouping="true"/>
      <number:text> </number:text>
    </number:number-style>
    <number:number-style style:name="N214">
      <style:text-properties fo:color="#000000"/>
      <number:text>(R$ </number:text>
      <number:number number:decimal-places="0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integer-digits="1" number:grouping="true"/>
      <number:text> </number:text>
    </number:number-style>
    <number:number-style style:name="N215">
      <style:text-properties fo:color="#000000"/>
      <number:text>(R$ </number:text>
      <number:number number: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text>R$</number:text>
      <number:number number:decimal-places="0" number:min-integer-digits="1" number:grouping="true"/>
      <number:text> </number:text>
    </number:number-style>
    <number:number-style style:name="N217">
      <number:text>(R$</number:text>
      <number:number number: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R$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R$</number:text>
      <number:number number:decimal-places="2" number:min-integer-digits="1" number:grouping="true"/>
      <number:text> </number:text>
    </number:number-style>
    <number:number-style style:name="N220">
      <number:text>(R$</number:text>
      <number:number number: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R$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> R$</number:text>
      <number:number number:decimal-places="0" number:min-integer-digits="1" number:grouping="true"/>
      <number:text> </number:text>
    </number:number-style>
    <number:number-style style:name="N225P1" style:volatile="true">
      <number:text> R$(</number:text>
      <number:number number:decimal-places="0" number:min-integer-digits="1" number:grouping="true"/>
      <number:text>)</number:text>
    </number:number-style>
    <number:number-style style:name="N225P2" style:volatile="true">
      <number:text> R$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R$</number:text>
      <number:number number:decimal-places="2" number:min-integer-digits="1" number:grouping="true"/>
      <number:text> </number:text>
    </number:number-style>
    <number:number-style style:name="N229P1" style:volatile="true">
      <number:text> R$(</number:text>
      <number:number number:decimal-places="2" number:min-integer-digits="1" number:grouping="true"/>
      <number:text>)</number:text>
    </number:number-style>
    <number:number-style style:name="N229P2" style:volatile="true">
      <number:text> R$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">
      <number:number number:decimal-places="0" number:min-integer-digits="5"/>
    </number:number-style>
    <number:number-style style:name="N231">
      <number:number number:decimal-places="5" number:min-integer-digits="0" number:decimal-replacement=""/>
      <number:text>.</number:text>
    </number:number-style>
    <number:time-style style:name="N232" number:truncate-on-overflow="false">
      <number:hours/>
      <number:text>:</number:text>
      <number:minutes number:style="long"/>
    </number:time-style>
    <number:number-style style:name="N233">
      <number:number number:decimal-places="0" number:min-integer-digits="2"/>
    </number:number-style>
    <number:date-style style:name="N23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35">
      <number:number number:decimal-places="0" number:min-integer-digits="3"/>
    </number:number-style>
    <number:number-style style:name="N236">
      <number:number number:decimal-places="0" number:min-integer-digits="2"/>
      <number:text> </number:text>
    </number:number-style>
    <number:number-style style:name="N237">
      <number:number number:decimal-places="0" number:min-integer-digits="2"/>
      <number:text>  </number:text>
    </number:number-style>
    <number:number-style style:name="N238">
      <number:number number:decimal-places="5" number:min-integer-digits="0" number:decimal-replacement="" number:display-factor="1000"/>
    </number:number-style>
    <number:date-style style:name="N239">
      <number:month number:textual="true"/>
      <number:text>/</number:text>
      <number:year number:style="long"/>
    </number:date-style>
    <number:number-style style:name="N240">
      <number:number number:decimal-places="0" number:min-integer-digits="8"/>
    </number:number-style>
    <number:number-style style:name="N241">
      <number:text>33,33</number:text>
    </number:number-style>
    <number:number-style style:name="N242">
      <number:number number:decimal-places="2" number:min-integer-digits="0"/>
    </number:number-style>
    <number:number-style style:name="N243">
      <number:number number:decimal-places="0" number:min-integer-digits="2">
        <number:embedded-text number:position="2">,</number:embedded-text>
      </number:number>
    </number:number-style>
    <number:percentage-style style:name="N244">
      <number:number number:decimal-places="2" number:min-integer-digits="1" number:grouping="true"/>
      <number:text>%</number:text>
    </number:percentage-style>
    <number:currency-style style:name="N24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5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0" number:min-integer-digits="11"/>
    </number:number-style>
    <number:number-style style:name="N246">
      <style:text-properties fo:color="#ff0000"/>
      <number:text>-</number:text>
      <number:number number:decimal-places="0" number:min-integer-digits="11"/>
      <style:map style:condition="value()&gt;=0" style:apply-style-name="N246P0"/>
    </number:number-style>
    <number:date-style style:name="N247">
      <number:month number:style="long" number:textual="true"/>
      <number:text>-</number:text>
      <number:year/>
    </number:date-style>
    <number:percentage-style style:name="N248">
      <number:number number:decimal-places="1" number:min-integer-digits="1"/>
      <number:text>%</number:text>
    </number:percentage-style>
    <number:date-style style:name="N249">
      <number:day number:style="long"/>
      <number:text>-</number:text>
      <number:month number:textual="true"/>
      <number:text>-</number:text>
      <number:year/>
    </number:date-style>
    <number:number-style style:name="N250">
      <number:number number:decimal-places="0" number:min-integer-digits="7"/>
    </number:number-style>
    <number:number-style style:name="N251P0" style:volatile="true">
      <number:number number:decimal-places="0" number:min-integer-digits="1" number:grouping="true"/>
      <number:text> </number:text>
    </number:number-style>
    <number:number-style style:name="N251P1" style:volatile="true">
      <number:text> (</number:text>
      <number:number number:decimal-places="0" number:min-integer-digits="1" number:grouping="true"/>
      <number:text>)</number:text>
    </number:number-style>
    <number:number-style style:name="N251P2" style:volatile="true">
      <number:text> -</number:text>
      <number:number number: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R$ </number:text>
      <number:number number:decimal-places="2" number:min-integer-digits="1" number:grouping="true"/>
      <number:text> </number:text>
    </number:number-style>
    <number:number-style style:name="N252P1" style:volatile="true">
      <number:text> R$ (</number:text>
      <number:number number:decimal-places="2" number:min-integer-digits="1" number:grouping="true"/>
      <number:text>)</number:text>
    </number:number-style>
    <number:number-style style:name="N252P2" style:volatile="true">
      <number:text> R$ 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number number:decimal-places="4" number:min-integer-digits="1" number:grouping="true"/>
      <number:text> </number:text>
    </number:number-style>
    <number:number-style style:name="N255P1" style:volatile="true">
      <number:text> (</number:text>
      <number:number number:decimal-places="4" number:min-integer-digits="1" number:grouping="true"/>
      <number:text>)</number:text>
    </number:number-style>
    <number:number-style style:name="N255P2" style:volatile="true">
      <number:text> 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8P0" style:volatile="true">
      <number:number number:decimal-places="3" number:min-integer-digits="1" number:grouping="true"/>
      <number:text> </number:text>
    </number:number-style>
    <number:number-style style:name="N258P1" style:volatile="true">
      <number:text> (</number:text>
      <number:number number:decimal-places="3" number:min-integer-digits="1" number:grouping="true"/>
      <number:text>)</number:text>
    </number:number-style>
    <number:number-style style:name="N258P2" style:volatile="true">
      <number:text> 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number number:decimal-places="6" number:min-integer-digits="1" number:grouping="true"/>
      <number:text> </number:text>
    </number:number-style>
    <number:number-style style:name="N261P1" style:volatile="true">
      <number:text> (</number:text>
      <number:number number:decimal-places="6" number:min-integer-digits="1" number:grouping="true"/>
      <number:text>)</number:text>
    </number:number-style>
    <number:number-style style:name="N261P2" style:volatile="true">
      <number:text> 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number:number number:decimal-places="1" number:min-integer-digits="1" number:grouping="true"/>
      <number:text> </number:text>
    </number:number-style>
    <number:number-style style:name="N264P1" style:volatile="true">
      <number:text> (</number:text>
      <number:number number:decimal-places="1" number:min-integer-digits="1" number:grouping="true"/>
      <number:text>)</number:text>
    </number:number-style>
    <number:number-style style:name="N264P2" style:volatile="true">
      <number:text> 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number:number number:decimal-places="5" number:min-integer-digits="1" number:grouping="true"/>
      <number:text> </number:text>
    </number:number-style>
    <number:number-style style:name="N267P1" style:volatile="true">
      <number:text> (</number:text>
      <number:number number:decimal-places="5" number:min-integer-digits="1" number:grouping="true"/>
      <number:text>)</number:text>
    </number:number-style>
    <number:number-style style:name="N267P2" style:volatile="true">
      <number:text> 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number:number number:decimal-places="7" number:min-integer-digits="1" number:grouping="true"/>
      <number:text> </number:text>
    </number:number-style>
    <number:number-style style:name="N270P1" style:volatile="true">
      <number:text> (</number:text>
      <number:number number:decimal-places="7" number:min-integer-digits="1" number:grouping="true"/>
      <number:text>)</number:text>
    </number:number-style>
    <number:number-style style:name="N270P2" style:volatile="true">
      <number:text> -</number:text>
      <number:number number:decimal-places="0" number:min-integer-digits="0"/>
      <number:text>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3P0" style:volatile="true">
      <number:number number:decimal-places="8" number:min-integer-digits="1" number:grouping="true"/>
      <number:text> </number:text>
    </number:number-style>
    <number:number-style style:name="N273P1" style:volatile="true">
      <number:text> (</number:text>
      <number:number number:decimal-places="8" number:min-integer-digits="1" number:grouping="true"/>
      <number:text>)</number:text>
    </number:number-style>
    <number:number-style style:name="N273P2" style:volatile="true">
      <number:text> -</number:text>
      <number:number number:decimal-places="0" number:min-integer-digits="0"/>
      <number:text>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8" number:min-integer-digits="1"/>
    </number:number-style>
    <number:number-style style:name="N275">
      <number:number number:decimal-places="7" number:min-integer-digits="1"/>
    </number:number-style>
    <number:number-style style:name="N276">
      <number:number number:decimal-places="5" number:min-integer-digits="1"/>
    </number:number-style>
    <number:number-style style:name="N277">
      <number:number number:decimal-places="1" number:min-integer-digits="1" number:grouping="true"/>
    </number:number-style>
    <number:number-style style:name="N278">
      <number:number number:decimal-places="3" number:min-integer-digits="1" number:grouping="true"/>
    </number:number-style>
    <number:number-style style:name="N279">
      <number:number number:decimal-places="9" number:min-integer-digits="1"/>
    </number:number-style>
    <number:number-style style:name="N282P0" style:volatile="true">
      <number:text> R$ </number:text>
      <number:number number:decimal-places="1" number:min-integer-digits="1" number:grouping="true"/>
      <number:text> </number:text>
    </number:number-style>
    <number:number-style style:name="N282P1" style:volatile="true">
      <number:text> R$ (</number:text>
      <number:number number:decimal-places="1" number:min-integer-digits="1" number:grouping="true"/>
      <number:text>)</number:text>
    </number:number-style>
    <number:number-style style:name="N282P2" style:volatile="true">
      <number:text> R$ -</number:text>
      <number:number number: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 R$ </number:text>
      <number:number number:decimal-places="0" number:min-integer-digits="1" number:grouping="true"/>
      <number:text> </number:text>
    </number:number-style>
    <number:number-style style:name="N283P1" style:volatile="true">
      <number:text> R$ (</number:text>
      <number:number number:decimal-places="0" number:min-integer-digits="1" number:grouping="true"/>
      <number:text>)</number:text>
    </number:number-style>
    <number:number-style style:name="N283P2" style:volatile="true">
      <number:text> R$ 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6P0" style:volatile="true">
      <number:text> R$ </number:text>
      <number:number number:decimal-places="3" number:min-integer-digits="1" number:grouping="true"/>
      <number:text> </number:text>
    </number:number-style>
    <number:number-style style:name="N286P1" style:volatile="true">
      <number:text> R$ (</number:text>
      <number:number number:decimal-places="3" number:min-integer-digits="1" number:grouping="true"/>
      <number:text>)</number:text>
    </number:number-style>
    <number:number-style style:name="N286P2" style:volatile="true">
      <number:text> R$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9P0" style:volatile="true">
      <number:text> R$ </number:text>
      <number:number number:decimal-places="4" number:min-integer-digits="1" number:grouping="true"/>
      <number:text> </number:text>
    </number:number-style>
    <number:number-style style:name="N289P1" style:volatile="true">
      <number:text> R$ (</number:text>
      <number:number number:decimal-places="4" number:min-integer-digits="1" number:grouping="true"/>
      <number:text>)</number:text>
    </number:number-style>
    <number:number-style style:name="N289P2" style:volatile="true">
      <number:text> R$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percentage-style style:name="N290">
      <number:number number:decimal-places="3" number:min-integer-digits="1"/>
      <number:text>%</number:text>
    </number:percentage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">
      <number:text>(</number:text>
      <number:number number:decimal-places="1" number:min-integer-digits="1" number:grouping="true"/>
      <number:text>)</number:text>
      <style:map style:condition="value()&gt;=0" style:apply-style-name="N291P0"/>
    </number:number-style>
    <number:number-style style:name="N292">
      <number:number number:decimal-places="7" number:min-integer-digits="1" number:grouping="true"/>
    </number:number-style>
    <number:number-style style:name="N295P0" style:volatile="true">
      <number:text> R$ </number:text>
      <number:number number:decimal-places="5" number:min-integer-digits="1" number:grouping="true"/>
      <number:text> </number:text>
    </number:number-style>
    <number:number-style style:name="N295P1" style:volatile="true">
      <number:text> R$ (</number:text>
      <number:number number:decimal-places="5" number:min-integer-digits="1" number:grouping="true"/>
      <number:text>)</number:text>
    </number:number-style>
    <number:number-style style:name="N295P2" style:volatile="true">
      <number:text> R$ 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8" number:min-integer-digits="1" number:grouping="true"/>
    </number:number-style>
    <number:number-style style:name="N297">
      <number:number number:decimal-places="9" number:min-integer-digits="1" number:grouping="true"/>
    </number:number-style>
    <number:number-style style:name="N298">
      <number:text>R$ </number:text>
      <number:number number:decimal-places="2" number:min-integer-digits="1" number:grouping="true"/>
    </number:number-style>
    <number:number-style style:name="N299P0" style:volatile="true">
      <number:text> R$ </number:text>
      <number:number number:decimal-places="1" number:min-integer-digits="1" number:grouping="true"/>
      <number:text> </number:text>
    </number:number-style>
    <number:number-style style:name="N299P1" style:volatile="true">
      <number:text> R$ (</number:text>
      <number:number number:decimal-places="1" number:min-integer-digits="1" number:grouping="true"/>
      <number:text>)</number:text>
    </number:number-style>
    <number:number-style style:name="N299P2" style:volatile="true">
      <number:text> R$ -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2P0" style:volatile="true">
      <number:number number:decimal-places="9" number:min-integer-digits="1" number:grouping="true"/>
      <number:text> </number:text>
    </number:number-style>
    <number:number-style style:name="N302P1" style:volatile="true">
      <number:text> (</number:text>
      <number:number number:decimal-places="9" number:min-integer-digits="1" number:grouping="true"/>
      <number:text>)</number:text>
    </number:number-style>
    <number:number-style style:name="N302P2" style:volatile="true">
      <number:text> -</number:text>
      <number:number number: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text> R$ </number:text>
      <number:number number:decimal-places="3" number:min-integer-digits="1" number:grouping="true"/>
      <number:text> </number:text>
    </number:number-style>
    <number:number-style style:name="N303P1" style:volatile="true">
      <number:text> R$ (</number:text>
      <number:number number:decimal-places="3" number:min-integer-digits="1" number:grouping="true"/>
      <number:text>)</number:text>
    </number:number-style>
    <number:number-style style:name="N303P2" style:volatile="true">
      <number:text> R$ -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text> R$ </number:text>
      <number:number number:decimal-places="4" number:min-integer-digits="1" number:grouping="true"/>
      <number:text> </number:text>
    </number:number-style>
    <number:number-style style:name="N304P1" style:volatile="true">
      <number:text> R$ (</number:text>
      <number:number number:decimal-places="4" number:min-integer-digits="1" number:grouping="true"/>
      <number:text>)</number:text>
    </number:number-style>
    <number:number-style style:name="N304P2" style:volatile="true">
      <number:text> R$ 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text> R$ </number:text>
      <number:number number:decimal-places="5" number:min-integer-digits="1" number:grouping="true"/>
      <number:text> </number:text>
    </number:number-style>
    <number:number-style style:name="N305P1" style:volatile="true">
      <number:text> R$ (</number:text>
      <number:number number:decimal-places="5" number:min-integer-digits="1" number:grouping="true"/>
      <number:text>)</number:text>
    </number:number-style>
    <number:number-style style:name="N305P2" style:volatile="true">
      <number:text> R$ 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8P0" style:volatile="true">
      <number:text> R$ </number:text>
      <number:number number:decimal-places="6" number:min-integer-digits="1" number:grouping="true"/>
      <number:text> </number:text>
    </number:number-style>
    <number:number-style style:name="N308P1" style:volatile="true">
      <number:text> R$ (</number:text>
      <number:number number:decimal-places="6" number:min-integer-digits="1" number:grouping="true"/>
      <number:text>)</number:text>
    </number:number-style>
    <number:number-style style:name="N308P2" style:volatile="true">
      <number:text> R$ -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1P0" style:volatile="true">
      <number:text> R$ </number:text>
      <number:number number:decimal-places="7" number:min-integer-digits="1" number:grouping="true"/>
      <number:text> </number:text>
    </number:number-style>
    <number:number-style style:name="N311P1" style:volatile="true">
      <number:text> R$ (</number:text>
      <number:number number:decimal-places="7" number:min-integer-digits="1" number:grouping="true"/>
      <number:text>)</number:text>
    </number:number-style>
    <number:number-style style:name="N311P2" style:volatile="true">
      <number:text> R$ -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2P0" style:volatile="true">
      <number:number number:decimal-places="2" number:min-integer-digits="1" number:grouping="true"/>
    </number:number-style>
    <number:number-style style:name="N312">
      <style:text-properties fo:color="#ff0000"/>
      <number:number number:decimal-places="2" number:min-integer-digits="1" number:grouping="true"/>
      <style:map style:condition="value()&gt;=0" style:apply-style-name="N312P0"/>
    </number:number-style>
    <number:number-style style:name="N313P0" style:volatile="true">
      <number:number number:decimal-places="0" number:min-integer-digits="1" number:grouping="true"/>
    </number:number-style>
    <number:number-style style:name="N313">
      <style:text-properties fo:color="#ff0000"/>
      <number:number number:decimal-places="0" number:min-integer-digits="1" number:grouping="true"/>
      <style:map style:condition="value()&gt;=0" style:apply-style-name="N313P0"/>
    </number:number-style>
    <number:currency-style style:name="N315P0" style:volatile="true">
      <number:currency-symbol number:language="pt" number:country="BR">R$</number:currency-symbol>
      <number:text> </number:text>
      <number:number number:decimal-places="3" number:min-integer-digits="1" number:grouping="true"/>
    </number:currency-style>
    <number:currency-style style:name="N315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integer-digits="1" number:grouping="true"/>
      <style:map style:condition="value()&gt;=0" style:apply-style-name="N315P0"/>
    </number:currency-style>
    <number:date-style style:name="N316P0" style:volatile="true">
      <number:day number:style="long"/>
      <number:text>/</number:text>
      <number:month number:style="long"/>
      <number:text>/</number:text>
      <number:year/>
    </number:date-style>
    <number:text-style style:name="N316">
      <number:text-content/>
      <style:map style:condition="value()&gt;=0" style:apply-style-name="N316P0"/>
    </number:text-style>
    <number:number-style style:name="N317P0" style:volatile="true">
      <number:number number:decimal-places="2" number:min-integer-digits="1"/>
    </number:number-style>
    <number:number-style style:name="N317">
      <style:text-properties fo:color="#ff0000"/>
      <number:number number:decimal-places="2" number:min-integer-digits="1"/>
      <style:map style:condition="value()&gt;=0" style:apply-style-name="N317P0"/>
    </number:number-style>
    <number:number-style style:name="N318P0" style:volatile="true">
      <number:text>R$ </number:text>
      <number:number number:decimal-places="0" number:min-integer-digits="1" number:grouping="true"/>
      <number:text> </number:text>
    </number:number-style>
    <number:number-style style:name="N318">
      <style:text-properties fo:color="#ffffff"/>
      <number:text>(R$ </number:text>
      <number:number number:decimal-places="0" number:min-integer-digits="1" number:grouping="true"/>
      <number:text>)</number:text>
      <style:map style:condition="value()&gt;=0" style:apply-style-name="N318P0"/>
    </number:number-style>
    <number:number-style style:name="N319P0" style:volatile="true">
      <number:text>R$ </number:text>
      <number:number number:decimal-places="2" number:min-integer-digits="1" number:grouping="true"/>
      <number:text> </number:text>
    </number:number-style>
    <number:number-style style:name="N319">
      <style:text-properties fo:color="#ffffff"/>
      <number:text>(R$ </number:text>
      <number:number number:decimal-places="2" number:min-integer-digits="1" number:grouping="true"/>
      <number:text>)</number:text>
      <style:map style:condition="value()&gt;=0" style:apply-style-name="N319P0"/>
    </number:number-style>
    <number:date-style style:name="N320">
      <number:day/>
      <number:text>/</number:text>
      <number:month/>
    </number:date-style>
    <number:time-style style:name="N321">
      <number:hours number:style="long"/>
      <number:minutes number:style="long"/>
    </number:time-style>
    <number:number-style style:name="N322P0" style:volatile="true">
      <number:text>R$ </number:text>
      <number:number number:decimal-places="2" number:min-integer-digits="1" number:grouping="true"/>
    </number:number-style>
    <number:number-style style:name="N322">
      <number:text>R$ </number:text>
      <number:number number:decimal-places="2" number:min-integer-digits="1" number:grouping="true"/>
      <style:map style:condition="value()&gt;=0" style:apply-style-name="N322P0"/>
    </number:number-style>
    <number:date-style style:name="N323">
      <number:day number:style="long"/>
      <number:text>/</number:text>
      <number:month number:style="long"/>
    </number:date-style>
    <number:date-style style:name="N324">
      <number:month number:textual="true"/>
      <number:text>/</number:text>
      <number:year/>
    </number:date-style>
    <number:time-style style:name="N3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26">
      <number:text>R$ </number:text>
      <number:number number:decimal-places="1" number:min-integer-digits="1" number:grouping="true"/>
    </number:number-style>
    <number:number-style style:name="N327">
      <number:number number:decimal-places="0" number:min-integer-digits="0">
        <number:embedded-text number:position="4">-</number:embedded-text>
      </number:number>
    </number:number-style>
    <number:number-style style:name="N328">
      <number:number number:decimal-places="0" number:min-integer-digits="7">
        <number:embedded-text number:position="1">-</number:embedded-text>
      </number:number>
    </number:number-style>
    <number:number-style style:name="N329">
      <number:number number:decimal-places="0" number:min-integer-digits="8">
        <number:embedded-text number:position="7"> </number:embedded-text>
        <number:embedded-text number:position="4"> </number:embedded-text>
        <number:embedded-text number:position="1">-</number:embedded-text>
      </number:number>
    </number:number-style>
    <number:number-style style:name="N330">
      <number:number number:decimal-places="0" number:min-integer-digits="4"/>
    </number:number-style>
    <number:date-style style:name="N331">
      <number:year/>
      <number:text>a</number:text>
    </number:date-style>
    <number:date-style style:name="N332">
      <number:month number:textual="true"/>
    </number:date-style>
    <number:currency-style style:name="N33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3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33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335P0"/>
      <style:map style:condition="value()&lt;0" style:apply-style-name="N335P1"/>
    </number:currency-style>
    <number:number-style style:name="N336P0" style:volatile="true">
      <number:number number:decimal-places="1" number:min-integer-digits="1" number:grouping="true"/>
    </number:number-style>
    <number:number-style style:name="N336">
      <number:text>-</number:text>
      <number:number number:decimal-places="1" number:min-integer-digits="1" number:grouping="true"/>
      <style:map style:condition="value()&gt;=0" style:apply-style-name="N336P0"/>
    </number:number-style>
    <number:number-style style:name="N338P0" style:volatile="true">
      <number:text>R$ </number:text>
      <number:number number:decimal-places="0" number:min-integer-digits="1" number:grouping="true"/>
    </number:number-style>
    <number:number-style style:name="N338">
      <number:text>-R$ </number:text>
      <number:number number:decimal-places="0" number:min-integer-digits="1" number:grouping="true"/>
      <style:map style:condition="value()&gt;=0" style:apply-style-name="N338P0"/>
    </number:number-style>
    <number:number-style style:name="N339P0" style:volatile="true">
      <number:text>R$ </number:text>
      <number:number number:decimal-places="0" number:min-integer-digits="1" number:grouping="true"/>
    </number:number-style>
    <number:number-style style:name="N339">
      <style:text-properties fo:color="#ff0000"/>
      <number:text>-R$ </number:text>
      <number:number number:decimal-places="0" number:min-integer-digits="1" number:grouping="true"/>
      <style:map style:condition="value()&gt;=0" style:apply-style-name="N339P0"/>
    </number:number-style>
    <number:number-style style:name="N340P0" style:volatile="true">
      <number:text>R$ </number:text>
      <number:number number:decimal-places="2" number:min-integer-digits="1" number:grouping="true"/>
    </number:number-style>
    <number:number-style style:name="N340">
      <number:text>-R$ </number:text>
      <number:number number:decimal-places="2" number:min-integer-digits="1" number:grouping="true"/>
      <style:map style:condition="value()&gt;=0" style:apply-style-name="N340P0"/>
    </number:number-style>
    <number:number-style style:name="N341P0" style:volatile="true">
      <number:text>R$ </number:text>
      <number:number number:decimal-places="2" number:min-integer-digits="1" number:grouping="true"/>
    </number:number-style>
    <number:number-style style:name="N341">
      <style:text-properties fo:color="#ff0000"/>
      <number:text>-R$ </number:text>
      <number:number number:decimal-places="2" number:min-integer-digits="1" number:grouping="true"/>
      <style:map style:condition="value()&gt;=0" style:apply-style-name="N341P0"/>
    </number:number-style>
    <number:number-style style:name="N343P0" style:volatile="true">
      <number:text> R$ </number:text>
      <number:number number:decimal-places="0" number:min-integer-digits="1" number:grouping="true"/>
      <number:text> </number:text>
    </number:number-style>
    <number:number-style style:name="N343P1" style:volatile="true">
      <number:text>-R$ </number:text>
      <number:number number:decimal-places="0" number:min-integer-digits="1" number:grouping="true"/>
      <number:text> </number:text>
    </number:number-style>
    <number:number-style style:name="N343P2" style:volatile="true">
      <number:text> R$ -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0" number:min-integer-digits="1" number:grouping="true"/>
      <number:text> </number:text>
    </number:number-style>
    <number:number-style style:name="N345P1" style:volatile="true">
      <number:text>-</number:text>
      <number:number number:decimal-places="0" number:min-integer-digits="1" number:grouping="true"/>
      <number:text> </number:text>
    </number:number-style>
    <number:number-style style:name="N345P2" style:volatile="true">
      <number:text> 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text> R$ </number:text>
      <number:number number:decimal-places="2" number:min-integer-digits="1" number:grouping="true"/>
      <number:text> </number:text>
    </number:number-style>
    <number:number-style style:name="N347P1" style:volatile="true">
      <number:text>-R$ </number:text>
      <number:number number:decimal-places="2" number:min-integer-digits="1" number:grouping="true"/>
      <number:text> </number:text>
    </number:number-style>
    <number:number-style style:name="N347P2" style:volatile="true">
      <number:text> R$ -</number:text>
      <number:number number:decimal-places="0" number:min-integer-digits="0"/>
      <number:text>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">
      <number:text>-</number:text>
      <number:number number:decimal-places="2" number:min-integer-digits="1" number:grouping="true"/>
      <number:text> </number:text>
    </number:number-style>
    <number:number-style style:name="N349P0" style:volatile="true">
      <number:number number:decimal-places="2" number:min-integer-digits="1" number:grouping="true"/>
      <number:text> </number:text>
    </number:number-style>
    <number:number-style style:name="N349P1" style:volatile="true">
      <number:text>-</number:text>
      <number:number number:decimal-places="2" number:min-integer-digits="1" number:grouping="true"/>
      <number:text> </number:text>
    </number:number-style>
    <number:number-style style:name="N349P2" style:volatile="true">
      <number:text> -</number:text>
      <number:number number: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1" number:min-integer-digits="1" number:grouping="true"/>
      <number:text> </number:text>
    </number:number-style>
    <number:number-style style:name="N351P1" style:volatile="true">
      <number:text> (</number:text>
      <number:number number:decimal-places="1" number:min-integer-digits="1" number:grouping="true"/>
      <number:text>)</number:text>
    </number:number-style>
    <number:number-style style:name="N351P2" style:volatile="true">
      <number:text>-</number:text>
      <number:number number:decimal-places="0" number:min-integer-digits="0"/>
      <number:text>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P0" style:volatile="true">
      <number:number number:decimal-places="0" number:min-integer-digits="1" number:grouping="true"/>
      <number:text> </number:text>
    </number:number-style>
    <number:number-style style:name="N352P1" style:volatile="true">
      <number:text> (</number:text>
      <number:number number:decimal-places="0" number:min-integer-digits="1" number:grouping="true"/>
      <number:text>)</number:text>
    </number:number-style>
    <number:number-style style:name="N352P2" style:volatile="true">
      <number:text>-</number:text>
      <number:number number:decimal-places="0" number:min-integer-digits="0"/>
      <number:text>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date-style style:name="N353">
      <number:day/>
      <number:text>-</number:text>
      <number:month number:textual="true"/>
      <number:text>-</number:text>
      <number:year number:style="long"/>
    </number:date-style>
    <number:date-style style:name="N354P0" style:volatile="true">
      <number:day/>
      <number:text>/</number:text>
      <number:month/>
      <number:text>/</number:text>
      <number:year/>
    </number:date-style>
    <number:text-style style:name="N354">
      <number:text-content/>
      <style:map style:condition="value()&gt;=0" style:apply-style-name="N354P0"/>
    </number:text-style>
    <number:number-style style:name="N355P0" style:volatile="true">
      <number:text>$</number:text>
      <number:number number:decimal-places="0" number:min-integer-digits="1" number:grouping="true"/>
      <number:text> </number:text>
    </number:number-style>
    <number:number-style style:name="N355">
      <style:text-properties fo:color="#000000"/>
      <number:text>($</number:text>
      <number:number number:decimal-places="0" number:min-integer-digits="1" number:grouping="true"/>
      <number:text>)</number:text>
      <style:map style:condition="value()&gt;=0" style:apply-style-name="N355P0"/>
    </number:number-style>
    <number:number-style style:name="N356P0" style:volatile="true">
      <number:text>$</number:text>
      <number:number number:decimal-places="2" number:min-integer-digits="1" number:grouping="true"/>
      <number:text> </number:text>
    </number:number-style>
    <number:number-style style:name="N356">
      <style:text-properties fo:color="#000000"/>
      <number:text>($</number:text>
      <number:number number:decimal-places="2" number:min-integer-digits="1" number:grouping="true"/>
      <number:text>)</number:text>
      <style:map style:condition="value()&gt;=0" style:apply-style-name="N356P0"/>
    </number:number-style>
    <number:number-style style:name="N357P0" style:volatile="true">
      <number:number number:decimal-places="0" number:min-integer-digits="1"/>
    </number:number-style>
    <number:number-style style:name="N357">
      <style:text-properties fo:color="#ff0000"/>
      <number:number number:decimal-places="0" number:min-integer-digits="1"/>
      <style:map style:condition="value()&gt;=0" style:apply-style-name="N357P0"/>
    </number:number-style>
    <number:number-style style:name="N358P0" style:volatile="true">
      <number:number number:decimal-places="2" number:min-integer-digits="1"/>
    </number:number-style>
    <number:number-style style:name="N358">
      <style:text-properties fo:color="#ff0000"/>
      <number:text>-</number:text>
      <number:number number:decimal-places="2" number:min-integer-digits="1"/>
      <style:map style:condition="value()&gt;=0" style:apply-style-name="N358P0"/>
    </number:number-style>
    <number:time-style style:name="N359" number:truncate-on-overflow="false">
      <number:minutes number:style="long"/>
    </number:time-style>
    <number:date-style style:name="N360">
      <number:month number:style="long" number:textual="true"/>
      <number:text> </number:text>
      <number:day/>
      <number:text>, </number:text>
      <number:year number:style="long"/>
    </number:date-style>
    <number:number-style style:name="N362P0" style:volatile="true">
      <number:number number:decimal-places="0" number:min-integer-digits="1" number:grouping="true"/>
      <number:text> DM</number:text>
    </number:number-style>
    <number:number-style style:name="N362">
      <number:text>-</number:text>
      <number:number number:decimal-places="0" number:min-integer-digits="1" number:grouping="true"/>
      <number:text> DM</number:text>
      <style:map style:condition="value()&gt;=0" style:apply-style-name="N362P0"/>
    </number:number-style>
    <number:number-style style:name="N363P0" style:volatile="true">
      <number:number number:decimal-places="0" number:min-integer-digits="1" number:grouping="true"/>
      <number:text> DM</number:text>
    </number:number-style>
    <number:number-style style:name="N36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363P0"/>
    </number:number-style>
    <number:number-style style:name="N365P0" style:volatile="true">
      <number:number number:decimal-places="2" number:min-integer-digits="1" number:grouping="true"/>
      <number:text> DM</number:text>
    </number:number-style>
    <number:number-style style:name="N365">
      <number:text>-</number:text>
      <number:number number:decimal-places="2" number:min-integer-digits="1" number:grouping="true"/>
      <number:text> DM</number:text>
      <style:map style:condition="value()&gt;=0" style:apply-style-name="N365P0"/>
    </number:number-style>
    <number:number-style style:name="N366P0" style:volatile="true">
      <number:number number:decimal-places="2" number:min-integer-digits="1" number:grouping="true"/>
      <number:text> DM</number:text>
    </number:number-style>
    <number:number-style style:name="N36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366P0"/>
    </number:number-style>
    <number:number-style style:name="N370P0" style:volatile="true">
      <number:number number:decimal-places="0" number:min-integer-digits="1" number:grouping="true"/>
      <number:text> DM </number:text>
    </number:number-style>
    <number:number-style style:name="N370P1" style:volatile="true">
      <number:text>-</number:text>
      <number:number number:decimal-places="0" number:min-integer-digits="1" number:grouping="true"/>
      <number:text> DM </number:text>
    </number:number-style>
    <number:number-style style:name="N370P2" style:volatile="true">
      <number:text> - DM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4P0" style:volatile="true">
      <number:number number:decimal-places="0" number:min-integer-digits="1" number:grouping="true"/>
      <number:text>       </number:text>
    </number:number-style>
    <number:number-style style:name="N374P1" style:volatile="true">
      <number:text>-</number:text>
      <number:number number:decimal-places="0" number:min-integer-digits="1" number:grouping="true"/>
      <number:text>       </number:text>
    </number:number-style>
    <number:number-style style:name="N374P2" style:volatile="true">
      <number:text> -      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8P0" style:volatile="true">
      <number:number number:decimal-places="2" number:min-integer-digits="1" number:grouping="true"/>
      <number:text> DM </number:text>
    </number:number-style>
    <number:number-style style:name="N378P1" style:volatile="true">
      <number:text>-</number:text>
      <number:number number:decimal-places="2" number:min-integer-digits="1" number:grouping="true"/>
      <number:text> DM </number:text>
    </number:number-style>
    <number:number-style style:name="N378P2" style:volatile="true">
      <number:text> -</number:text>
      <number:number number:decimal-places="0" number:min-integer-digits="0"/>
      <number:text> DM </number:text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number-style style:name="N382P0" style:volatile="true">
      <number:number number:decimal-places="2" number:min-integer-digits="1" number:grouping="true"/>
      <number:text>       </number:text>
    </number:number-style>
    <number:number-style style:name="N382P1" style:volatile="true">
      <number:text>-</number:text>
      <number:number number:decimal-places="2" number:min-integer-digits="1" number:grouping="true"/>
      <number:text>       </number:text>
    </number:number-style>
    <number:number-style style:name="N382P2" style:volatile="true">
      <number:text> -</number:text>
      <number:number number:decimal-places="0" number:min-integer-digits="0"/>
      <number:text>   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3P0" style:volatile="true">
      <number:text>R$ </number:text>
      <number:number number:decimal-places="0" number:min-integer-digits="1" number:grouping="true"/>
    </number:number-style>
    <number:number-style style:name="N383">
      <number:text>R$ -</number:text>
      <number:number number:decimal-places="0" number:min-integer-digits="1" number:grouping="true"/>
      <style:map style:condition="value()&gt;=0" style:apply-style-name="N383P0"/>
    </number:number-style>
    <number:number-style style:name="N384P0" style:volatile="true">
      <number:text>R$ </number:text>
      <number:number number:decimal-places="0" number:min-integer-digits="1" number:grouping="true"/>
    </number:number-style>
    <number:number-style style:name="N384">
      <style:text-properties fo:color="#ff0000"/>
      <number:text>R$ -</number:text>
      <number:number number:decimal-places="0" number:min-integer-digits="1" number:grouping="true"/>
      <style:map style:condition="value()&gt;=0" style:apply-style-name="N384P0"/>
    </number:number-style>
    <number:number-style style:name="N385P0" style:volatile="true">
      <number:text>R$ </number:text>
      <number:number number:decimal-places="2" number:min-integer-digits="1" number:grouping="true"/>
    </number:number-style>
    <number:number-style style:name="N385">
      <number:text>R$ -</number:text>
      <number:number number:decimal-places="2" number:min-integer-digits="1" number:grouping="true"/>
      <style:map style:condition="value()&gt;=0" style:apply-style-name="N385P0"/>
    </number:number-style>
    <number:number-style style:name="N386P0" style:volatile="true">
      <number:text>R$ </number:text>
      <number:number number:decimal-places="2" number:min-integer-digits="1" number:grouping="true"/>
    </number:number-style>
    <number:number-style style:name="N386">
      <style:text-properties fo:color="#ff0000"/>
      <number:text>R$ -</number:text>
      <number:number number:decimal-places="2" number:min-integer-digits="1" number:grouping="true"/>
      <style:map style:condition="value()&gt;=0" style:apply-style-name="N386P0"/>
    </number:number-style>
    <number:number-style style:name="N388P0" style:volatile="true">
      <number:text> R$ </number:text>
      <number:number number:decimal-places="0" number:min-integer-digits="1" number:grouping="true"/>
      <number:text> </number:text>
    </number:number-style>
    <number:number-style style:name="N388P1" style:volatile="true">
      <number:text> R$ -</number:text>
      <number:number number:decimal-places="0" number:min-integer-digits="1" number:grouping="true"/>
      <number:text> </number:text>
    </number:number-style>
    <number:number-style style:name="N388P2" style:volatile="true">
      <number:text> R$ -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90P0" style:volatile="true">
      <number:number number:decimal-places="0" number:min-integer-digits="1" number:grouping="true"/>
      <number:text> </number:text>
    </number:number-style>
    <number:number-style style:name="N390P1" style:volatile="true">
      <number:text> -</number:text>
      <number:number number:decimal-places="0" number:min-integer-digits="1" number:grouping="true"/>
      <number:text> </number:text>
    </number:number-style>
    <number:number-style style:name="N390P2" style:volatile="true">
      <number:text> -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2P0" style:volatile="true">
      <number:text> R$ </number:text>
      <number:number number:decimal-places="2" number:min-integer-digits="1" number:grouping="true"/>
      <number:text> </number:text>
    </number:number-style>
    <number:number-style style:name="N392P1" style:volatile="true">
      <number:text> R$ -</number:text>
      <number:number number:decimal-places="2" number:min-integer-digits="1" number:grouping="true"/>
      <number:text> </number:text>
    </number:number-style>
    <number:number-style style:name="N392P2" style:volatile="true">
      <number:text> R$ -</number:text>
      <number:number number:decimal-places="0" number:min-integer-digits="0"/>
      <number:text>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4P0" style:volatile="true">
      <number:number number:decimal-places="2" number:min-integer-digits="1" number:grouping="true"/>
      <number:text> </number:text>
    </number:number-style>
    <number:number-style style:name="N394P1" style:volatile="true">
      <number:text> -</number:text>
      <number:number number:decimal-places="2" number:min-integer-digits="1" number:grouping="true"/>
      <number:text> </number:text>
    </number:number-style>
    <number:number-style style:name="N394P2" style:volatile="true">
      <number:text> -</number:text>
      <number:number number:decimal-places="0" number:min-integer-digits="0"/>
      <number:text>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P0" style:volatile="true">
      <number:number number:decimal-places="0" number:min-integer-digits="1"/>
    </number:number-style>
    <number:number-style style:name="N395">
      <style:text-properties fo:color="#ff0000"/>
      <number:text>-</number:text>
      <number:number number:decimal-places="0" number:min-integer-digits="1"/>
      <style:map style:condition="value()&gt;=0" style:apply-style-name="N395P0"/>
    </number:number-style>
    <number:number-style style:name="N397P0" style:volatile="true">
      <number:number number:decimal-places="0" number:min-integer-digits="1" number:grouping="true"/>
      <number:text> </number:text>
    </number:number-style>
    <number:number-style style:name="N397P1" style:volatile="true">
      <number:text>  (</number:text>
      <number:number number:decimal-places="0" number:min-integer-digits="1" number:grouping="true"/>
      <number:text>)</number:text>
    </number:number-style>
    <number:number-style style:name="N397P2" style:volatile="true">
      <number:text> -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8">
      <number:number number:decimal-places="0" number:min-integer-digits="0" number:grouping="true"/>
    </number:number-style>
    <number:number-style style:name="N399">
      <number:number number:decimal-places="0" number:min-integer-digits="2" number:grouping="true"/>
    </number:number-style>
    <number:number-style style:name="N401P0" style:volatile="true">
      <number:text>Yes</number:text>
    </number:number-style>
    <number:number-style style:name="N401P1" style:volatile="true">
      <number:text>Yes</number:text>
    </number:number-style>
    <number:number-style style:name="N401">
      <number:text>No</number:text>
      <style:map style:condition="value()&gt;0" style:apply-style-name="N401P0"/>
      <style:map style:condition="value()&lt;0" style:apply-style-name="N401P1"/>
    </number:number-style>
    <number:number-style style:name="N403P0" style:volatile="true">
      <number:text>True</number:text>
    </number:number-style>
    <number:number-style style:name="N403P1" style:volatile="true">
      <number:text>True</number:text>
    </number:number-style>
    <number:number-style style:name="N403">
      <number:text>False</number:text>
      <style:map style:condition="value()&gt;0" style:apply-style-name="N403P0"/>
      <style:map style:condition="value()&lt;0" style:apply-style-name="N403P1"/>
    </number:number-style>
    <number:number-style style:name="N405P0" style:volatile="true">
      <number:text>On</number:text>
    </number:number-style>
    <number:number-style style:name="N405P1" style:volatile="true">
      <number:text>On</number:text>
    </number:number-style>
    <number:number-style style:name="N405">
      <number:text>Off</number:text>
      <style:map style:condition="value()&gt;0" style:apply-style-name="N405P0"/>
      <style:map style:condition="value()&lt;0" style:apply-style-name="N405P1"/>
    </number:number-style>
    <number:number-style style:name="N406" number:title="Definido pelo usuário">
      <number:text>1.</number:text>
      <number:number number:decimal-places="0" number:min-integer-digits="1"/>
    </number:number-style>
    <number:number-style style:name="N407">
      <number:number number:decimal-places="0" number:min-integer-digits="8">
        <number:embedded-text number:position="3">-</number:embedded-text>
      </number:number>
    </number:number-style>
    <number:currency-style style:name="N4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408">
      <style:text-properties fo:color="#00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408P0"/>
    </number:currency-style>
    <number:number-style style:name="N409">
      <number:number number:decimal-places="0" number:min-integer-digits="3">
        <number:embedded-text number:position="1">5</number:embedded-text>
      </number:number>
      <number:text>2381671</number:text>
    </number:number-style>
    <number:number-style style:name="N410P0" style:volatile="true">
      <number:number number:decimal-places="0" number:min-integer-digits="1" number:grouping="true"/>
      <number:text>   </number:text>
    </number:number-style>
    <number:number-style style:name="N410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410P0"/>
    </number:number-style>
    <number:number-style style:name="N411P0" style:volatile="true">
      <number:number number:decimal-places="2" number:min-integer-digits="1" number:grouping="true"/>
      <number:text>   </number:text>
    </number:number-style>
    <number:number-style style:name="N411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411P0"/>
    </number:number-style>
    <number:number-style style:name="N412P0" style:volatile="true">
      <number:number number:decimal-places="0" number:min-integer-digits="1" number:grouping="true"/>
      <number:text> R$</number:text>
    </number:number-style>
    <number:number-style style:name="N412">
      <style:text-properties fo:color="#ffffff"/>
      <number:text>-</number:text>
      <number:number number:decimal-places="0" number:min-integer-digits="1" number:grouping="true"/>
      <number:text> R$</number:text>
      <style:map style:condition="value()&gt;=0" style:apply-style-name="N412P0"/>
    </number:number-style>
    <number:number-style style:name="N413P0" style:volatile="true">
      <number:number number:decimal-places="2" number:min-integer-digits="1" number:grouping="true"/>
      <number:text> R$</number:text>
    </number:number-style>
    <number:number-style style:name="N413">
      <style:text-properties fo:color="#ffffff"/>
      <number:text>-</number:text>
      <number:number number:decimal-places="2" number:min-integer-digits="1" number:grouping="true"/>
      <number:text> R$</number:text>
      <style:map style:condition="value()&gt;=0" style:apply-style-name="N413P0"/>
    </number:number-style>
    <number:number-style style:name="N414P0" style:volatile="true">
      <number:number number:decimal-places="0" number:min-integer-digits="1" number:grouping="true"/>
      <number:text>   </number:text>
    </number:number-style>
    <number:number-style style:name="N414">
      <style:text-properties fo:color="#00ffff"/>
      <number:text>-</number:text>
      <number:number number:decimal-places="0" number:min-integer-digits="1" number:grouping="true"/>
      <number:text>   </number:text>
      <style:map style:condition="value()&gt;=0" style:apply-style-name="N414P0"/>
    </number:number-style>
    <number:number-style style:name="N415P0" style:volatile="true">
      <number:number number:decimal-places="2" number:min-integer-digits="1" number:grouping="true"/>
      <number:text>   </number:text>
    </number:number-style>
    <number:number-style style:name="N415">
      <style:text-properties fo:color="#00ffff"/>
      <number:text>-</number:text>
      <number:number number:decimal-places="2" number:min-integer-digits="1" number:grouping="true"/>
      <number:text>   </number:text>
      <style:map style:condition="value()&gt;=0" style:apply-style-name="N415P0"/>
    </number:number-style>
    <number:number-style style:name="N416P0" style:volatile="true">
      <number:number number:decimal-places="0" number:min-integer-digits="1" number:grouping="true"/>
      <number:text> R$</number:text>
    </number:number-style>
    <number:number-style style:name="N416">
      <style:text-properties fo:color="#00ffff"/>
      <number:text>-</number:text>
      <number:number number:decimal-places="0" number:min-integer-digits="1" number:grouping="true"/>
      <number:text> R$</number:text>
      <style:map style:condition="value()&gt;=0" style:apply-style-name="N416P0"/>
    </number:number-style>
    <number:number-style style:name="N417P0" style:volatile="true">
      <number:number number:decimal-places="2" number:min-integer-digits="1" number:grouping="true"/>
      <number:text> R$</number:text>
    </number:number-style>
    <number:number-style style:name="N417">
      <style:text-properties fo:color="#00ffff"/>
      <number:text>-</number:text>
      <number:number number:decimal-places="2" number:min-integer-digits="1" number:grouping="true"/>
      <number:text> R$</number:text>
      <style:map style:condition="value()&gt;=0" style:apply-style-name="N417P0"/>
    </number:number-style>
    <number:number-style style:name="N418">
      <number:number number:decimal-places="0" number:min-integer-digits="3">
        <number:embedded-text number:position="2">3</number:embedded-text>
      </number:number>
      <number:text>445852</number:text>
    </number:number-style>
    <number:number-style style:name="N419">
      <number:number number:decimal-places="0" number:min-integer-digits="1"/>
      <number:text>1246131391</number:text>
    </number:number-style>
    <number:number-style style:name="N420">
      <number:text>9.999.999.999</number:text>
    </number:number-style>
    <number:number-style style:name="N421">
      <number:number number:decimal-places="0" number:min-integer-digits="4" number:grouping="true"/>
    </number:number-style>
    <number:date-style style:name="N422">
      <number:day/>
      <number:text>/</number:text>
      <number:month number:textual="true"/>
      <number:text>/</number:text>
      <number:year/>
      <number:text> </number:text>
      <number:hours number:style="long"/>
      <number:text>:</number:text>
      <number:minutes number:style="long"/>
    </number:date-style>
    <number:date-style style:name="N423">
      <number:day/>
      <number:text>/</number:text>
      <number:month number:textual="true"/>
      <number:text>/</number:text>
      <number:year/>
    </number:date-style>
    <number:date-style style:name="N424">
      <number:day number:style="long"/>
      <number:text>/</number:text>
      <number:month number:textual="true"/>
      <number:text>/</number:text>
      <number:year number:style="long"/>
    </number:date-style>
    <number:date-style style:name="N425">
      <number:day number:style="long"/>
      <number:text>/</number:text>
      <number:month number:textual="true"/>
      <number:text>/</number:text>
      <number:year/>
    </number:date-style>
    <number:date-style style:name="N426">
      <number:day number:style="long"/>
      <number:text>-</number:text>
      <number:month number:textual="true"/>
      <number:text>-</number:text>
      <number:year number:style="long"/>
    </number:date-style>
    <number:date-style style:name="N427">
      <number:day number:style="long"/>
      <number:text>/</number:text>
      <number:month number:textual="true"/>
      <number:text>/</number:text>
      <number:year/>
      <number:text>a</number:text>
    </number:date-style>
    <number:date-style style:name="N428">
      <number:day number:style="long"/>
      <number:text>/</number:text>
      <number:month number:textual="true"/>
      <number:text> </number:text>
      <number:hours number:style="long"/>
      <number:text>:</number:text>
      <number:minutes number:style="long"/>
    </number:date-style>
    <number:date-style style:name="N429">
      <number:day number:style="long"/>
      <number:text>/</number:text>
      <number:month number:textual="true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430">
      <number:day number:style="long"/>
      <number:text>/</number:text>
      <number:month number:textual="true"/>
      <number:text>/</number:text>
      <number:year/>
      <number:text> </number:text>
      <number:hours number:style="long"/>
      <number:text>:</number:text>
      <number:minutes number:style="long"/>
    </number:date-style>
    <number:number-style style:name="N432P0" style:volatile="true">
      <number:text> R$  </number:text>
      <number:number number:decimal-places="2" number:min-integer-digits="1" number:grouping="true"/>
      <number:text> </number:text>
    </number:number-style>
    <number:number-style style:name="N432P1" style:volatile="true">
      <number:text> R$(</number:text>
      <number:number number:decimal-places="2" number:min-integer-digits="1" number:grouping="true"/>
      <number:text>)</number:text>
    </number:number-style>
    <number:number-style style:name="N432P2" style:volatile="true">
      <number:text> R$-</number:text>
      <number:number number:decimal-places="0" number:min-integer-digits="0"/>
      <number:text>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6P0" style:volatile="true">
      <number:text>R$  </number:text>
      <number:number number:decimal-places="2" number:min-integer-digits="1" number:grouping="true"/>
      <number:text> </number:text>
    </number:number-style>
    <number:number-style style:name="N436P1" style:volatile="true">
      <number:text>R$  (</number:text>
      <number:number number:decimal-places="2" number:min-integer-digits="1" number:grouping="true"/>
      <number:text>)</number:text>
    </number:number-style>
    <number:number-style style:name="N436P2" style:volatile="true">
      <number:text>R$   -</number:text>
      <number:number number:decimal-places="0" number:min-integer-digits="0"/>
      <number:text>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8P0" style:volatile="true">
      <number:text>- </number:text>
    </number:number-style>
    <number:number-style style:name="N438P1" style:volatile="true">
      <number:text>- </number:text>
    </number:number-style>
    <number:number-style style:name="N438P2" style:volatile="true">
      <number:text>- </number:text>
    </number:number-style>
    <number:text-style style:name="N438">
      <number:text-content/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date-style style:name="N439">
      <number:day/>
      <number:text>/</number:text>
      <number:month/>
      <number:text>/</number:text>
      <number:year number:style="long"/>
    </number:date-style>
    <number:percentage-style style:name="N442P0" style:volatile="true">
      <number:number number:decimal-places="0" number:min-integer-digits="0"/>
      <number:text>% </number:text>
    </number:percentage-style>
    <number:number-style style:name="N442P1" style:volatile="true">
      <number:text>-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</number:text-style>
    <number:percentage-style style:name="N444P0" style:volatile="true">
      <number:number number:decimal-places="0" number:min-integer-digits="0"/>
      <number:text>% </number:text>
    </number:percentage-style>
    <number:number-style style:name="N444P1" style:volatile="true">
      <number:text> -</number:text>
      <number:number number:decimal-places="0" number:min-integer-digits="0"/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</number:text-style>
    <number:percentage-style style:name="N446P0" style:volatile="true">
      <number:number number:decimal-places="0" number:min-integer-digits="1"/>
      <number:text>% </number:text>
    </number:percentage-style>
    <number:number-style style:name="N446P1" style:volatile="true">
      <number:text> -</number:text>
      <number:number number:decimal-places="0" number:min-integer-digits="0"/>
    </number:number-style>
    <number:text-style style:name="N446">
      <number:text-content/>
      <number:text> </number:text>
      <style:map style:condition="value()&gt;0" style:apply-style-name="N446P0"/>
      <style:map style:condition="value()&lt;0" style:apply-style-name="N446P1"/>
    </number:text-style>
    <number:number-style style:name="N447P0" style:volatile="true">
      <number:number number:decimal-places="0" number:min-integer-digits="1" number:grouping="true"/>
      <number:text> </number:text>
    </number:number-style>
    <number:number-style style:name="N447P1" style:volatile="true">
      <number:text> -</number:text>
      <number:number number:decimal-places="0" number:min-integer-digits="0"/>
      <number:text> </number:text>
    </number:number-style>
    <number:text-style style:name="N447">
      <number:text-content/>
      <number:text> </number:text>
      <style:map style:condition="value()&gt;0" style:apply-style-name="N447P0"/>
      <style:map style:condition="value()&lt;0" style:apply-style-name="N447P1"/>
    </number:text-style>
    <number:percentage-style style:name="N449P0" style:volatile="true">
      <number:number number:decimal-places="0" number:min-integer-digits="1"/>
      <number:text>% </number:text>
    </number:percentage-style>
    <number:percentage-style style:name="N449P1" style:volatile="true">
      <number:text> (</number:text>
      <number:number number:decimal-places="0" number:min-integer-digits="1"/>
      <number:text>%)</number:text>
    </number:percentage-style>
    <number:number-style style:name="N449P2" style:volatile="true">
      <number:text> -</number:text>
      <number:number number:decimal-places="0" number:min-integer-digits="0"/>
      <number:text> </number:text>
    </number:number-style>
    <number:text-style style:name="N449" number:title="Definido pelo usuário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percentage-style style:name="N450P0" style:volatile="true">
      <number:number number:decimal-places="0" number:min-integer-digits="1"/>
      <number:text>% </number:text>
    </number:percentage-style>
    <number:number-style style:name="N450P1" style:volatile="true">
      <number:text> -</number:text>
      <number:number number:decimal-places="0" number:min-integer-digits="0"/>
      <number:text> </number:text>
    </number:number-style>
    <number:text-style style:name="N450">
      <number:text-content/>
      <number:text> </number:text>
      <style:map style:condition="value()&gt;0" style:apply-style-name="N450P0"/>
      <style:map style:condition="value()&lt;0" style:apply-style-name="N450P1"/>
    </number:text-style>
    <number:number-style style:name="N452P0" style:volatile="true">
      <number:text>- X -</number:text>
    </number:number-style>
    <number:number-style style:name="N452P1" style:volatile="true">
      <number:text>- X -</number:text>
    </number:number-style>
    <number:text-style style:name="N452">
      <number:text-content/>
      <style:map style:condition="value()&gt;0" style:apply-style-name="N452P0"/>
      <style:map style:condition="value()&lt;0" style:apply-style-name="N452P1"/>
    </number:text-style>
    <number:number-style style:name="N454P0" style:volatile="true">
      <number:text>- x -</number:text>
    </number:number-style>
    <number:number-style style:name="N454P1" style:volatile="true">
      <number:text>- x -</number:text>
    </number:number-style>
    <number:text-style style:name="N454">
      <number:text-content/>
      <style:map style:condition="value()&gt;0" style:apply-style-name="N454P0"/>
      <style:map style:condition="value()&lt;0" style:apply-style-name="N454P1"/>
    </number:text-style>
    <number:number-style style:name="N455P0" style:volatile="true">
      <number:text>- x -</number:text>
    </number:number-style>
    <number:number-style style:name="N455P1" style:volatile="true">
      <number:text>- x -</number:text>
    </number:number-style>
    <number:number-style style:name="N455P2" style:volatile="true">
      <number:text>- x -</number:text>
    </number:number-style>
    <number:text-style style:name="N455">
      <number:text-content/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P0" style:volatile="true">
      <number:text>-</number:text>
    </number:number-style>
    <number:number-style style:name="N456P1" style:volatile="true">
      <number:text>-</number:text>
    </number:number-style>
    <number:number-style style:name="N456P2" style:volatile="true">
      <number:text>-</number:text>
    </number:number-style>
    <number:text-style style:name="N456">
      <number:text-content/>
      <style:map style:condition="value()&gt;0" style:apply-style-name="N456P0"/>
      <style:map style:condition="value()&lt;0" style:apply-style-name="N456P1"/>
      <style:map style:condition="value()=0" style:apply-style-name="N456P2"/>
    </number:text-style>
    <number:currency-style style:name="N458P0" style:volatile="true">
      <number:currency-symbol number:language="pt" number:country="BR">R$</number:currency-symbol>
      <number:text> </number:text>
      <number:number number:decimal-places="1" number:min-integer-digits="1" number:grouping="true"/>
    </number:currency-style>
    <number:currency-style style:name="N458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integer-digits="1" number:grouping="true"/>
      <style:map style:condition="value()&gt;=0" style:apply-style-name="N458P0"/>
    </number:currency-style>
    <number:number-style style:name="N460P0" style:volatile="true">
      <number:text/>
    </number:number-style>
    <number:number-style style:name="N460P1" style:volatile="true">
      <number:text/>
    </number:number-style>
    <number:number-style style:name="N460P2" style:volatile="true">
      <number:text/>
    </number:number-style>
    <number:text-style style:name="N460">
      <number:text/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date-style style:name="N461P0" style:volatile="true">
      <number:day number:style="long"/>
      <number:text>/</number:text>
      <number:month number:style="long"/>
      <number:text>/</number:text>
      <number:year/>
    </number:date-style>
    <number:number-style style:name="N461P1" style:volatile="true">
      <number:text/>
    </number:number-style>
    <number:text-style style:name="N461">
      <number:text-content/>
      <number:text> </number:text>
      <style:map style:condition="value()&gt;0" style:apply-style-name="N461P0"/>
      <style:map style:condition="value()&lt;0" style:apply-style-name="N461P1"/>
    </number:text-style>
    <number:date-style style:name="N462">
      <number:day number:style="long"/>
      <number:text>/</number:text>
      <number:month number:textual="true"/>
      <number:text>/YY</number:text>
    </number:date-style>
    <number:time-style style:name="N463" number:truncate-on-overflow="false">
      <number:hours number:style="long"/>
      <number:text>:</number:text>
      <number:minutes number:style="long"/>
    </number:time-style>
    <number:number-style style:name="N465P0" style:volatile="true">
      <number:number number:decimal-places="0" number:min-integer-digits="1"/>
      <number:text> </number:text>
    </number:number-style>
    <number:number-style style:name="N465">
      <style:text-properties fo:color="#ff0000"/>
      <number:text>(</number:text>
      <number:number number:decimal-places="0" number:min-integer-digits="1"/>
      <number:text>)</number:text>
      <style:map style:condition="value()&gt;=0" style:apply-style-name="N465P0"/>
    </number:number-style>
    <number:date-style style:name="N466">
      <number:day number:style="long"/>
    </number:date-style>
    <number:percentage-style style:name="N467">
      <number:number number:decimal-places="4" number:min-integer-digits="1"/>
      <number:text>%</number:text>
    </number:percentage-style>
    <number:date-style style:name="N468">
      <number:day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date-style style:name="N469">
      <number:month number:style="long" number:textual="true"/>
      <number:text>/</number:text>
      <number:year number:style="long"/>
    </number:date-style>
    <number:percentage-style style:name="N470">
      <number:number number:decimal-places="5" number:min-integer-digits="1"/>
      <number:text>%</number:text>
    </number:percentage-style>
    <number:percentage-style style:name="N471">
      <number:number number:decimal-places="6" number:min-integer-digits="1"/>
      <number:text>%</number:text>
    </number:percentage-style>
    <number:percentage-style style:name="N472">
      <number:number number:decimal-places="7" number:min-integer-digits="1"/>
      <number:text>%</number:text>
    </number:percentage-style>
    <number:number-style style:name="N473">
      <number:number number:decimal-places="10" number:min-integer-digits="1"/>
    </number:number-style>
    <number:percentage-style style:name="N474P0" style:volatile="true">
      <number:number number:decimal-places="2" number:min-integer-digits="1"/>
      <number:text>%</number:text>
    </number:percentage-style>
    <number:percentage-style style:name="N474">
      <style:text-properties fo:color="#ff0000"/>
      <number:text>-</number:text>
      <number:number number:decimal-places="2" number:min-integer-digits="1"/>
      <number:text>%</number:text>
      <style:map style:condition="value()&gt;=0" style:apply-style-name="N474P0"/>
    </number:percentage-style>
    <number:number-style style:name="N475P0" style:volatile="true">
      <number:number number:decimal-places="7" number:min-integer-digits="1" number:grouping="true"/>
      <number:text> </number:text>
    </number:number-style>
    <number:number-style style:name="N475">
      <number:text>(</number:text>
      <number:number number:decimal-places="7" number:min-integer-digits="1" number:grouping="true"/>
      <number:text>)</number:text>
      <style:map style:condition="value()&gt;=0" style:apply-style-name="N475P0"/>
    </number:number-style>
    <number:currency-style style:name="N476">
      <number:currency-symbol>USD</number:currency-symbol>
      <number:text> </number:text>
      <number:number number:decimal-places="2" number:min-integer-digits="1" number:grouping="true"/>
    </number:currency-style>
    <number:currency-style style:name="N480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80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480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currency-style style:name="N481">
      <number:currency-symbol number:language="en" number:country="GB">£</number:currency-symbol>
      <number:number number:decimal-places="2" number:min-integer-digits="1" number:grouping="true"/>
    </number:currency-style>
    <number:number-style style:name="N484P0" style:volatile="true">
      <number:text> R$</number:text>
      <number:number number:decimal-places="3" number:min-integer-digits="1" number:grouping="true"/>
      <number:text> </number:text>
    </number:number-style>
    <number:number-style style:name="N484P1" style:volatile="true">
      <number:text> R$(</number:text>
      <number:number number:decimal-places="3" number:min-integer-digits="1" number:grouping="true"/>
      <number:text>)</number:text>
    </number:number-style>
    <number:number-style style:name="N484P2" style:volatile="true">
      <number:text> R$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percentage-style style:name="N485">
      <number:number number:decimal-places="8" number:min-integer-digits="1"/>
      <number:text>%</number:text>
    </number:percentage-style>
    <number:percentage-style style:name="N486">
      <number:number number:decimal-places="9" number:min-integer-digits="1"/>
      <number:text>%</number:text>
    </number:percentage-style>
    <number:percentage-style style:name="N487">
      <number:number number:decimal-places="10" number:min-integer-digits="1"/>
      <number:text>%</number:text>
    </number:percentage-style>
    <number:number-style style:name="N488">
      <number:number number:decimal-places="0" number:min-integer-digits="9"/>
    </number:number-style>
    <number:number-style style:name="N489">
      <number:number number:decimal-places="5" number:min-integer-digits="0" number:grouping="true"/>
    </number:number-style>
    <number:number-style style:name="N490P0" style:volatile="true">
      <number:number number:decimal-places="4" number:min-integer-digits="1" number:grouping="true"/>
      <number:text> </number:text>
    </number:number-style>
    <number:number-style style:name="N490">
      <number:text>(</number:text>
      <number:number number:decimal-places="4" number:min-integer-digits="1" number:grouping="true"/>
      <number:text>)</number:text>
      <style:map style:condition="value()&gt;=0" style:apply-style-name="N490P0"/>
    </number:number-style>
    <number:currency-style style:name="N492P0" style:volatile="true">
      <number:currency-symbol number:language="pt" number:country="BR">R$</number:currency-symbol>
      <number:text> </number:text>
      <number:number number:decimal-places="4" number:min-integer-digits="1" number:grouping="true"/>
    </number:currency-style>
    <number:currency-style style:name="N49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integer-digits="1" number:grouping="true"/>
      <style:map style:condition="value()&gt;=0" style:apply-style-name="N492P0"/>
    </number:currency-style>
    <number:currency-style style:name="N494P0" style:volatile="true">
      <number:currency-symbol number:language="pt" number:country="BR">R$</number:currency-symbol>
      <number:text> </number:text>
      <number:number number:decimal-places="5" number:min-integer-digits="1" number:grouping="true"/>
    </number:currency-style>
    <number:currency-style style:name="N494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integer-digits="1" number:grouping="true"/>
      <style:map style:condition="value()&gt;=0" style:apply-style-name="N494P0"/>
    </number:currency-style>
    <number:currency-style style:name="N496P0" style:volatile="true">
      <number:currency-symbol number:language="pt" number:country="BR">R$</number:currency-symbol>
      <number:text> </number:text>
      <number:number number:decimal-places="6" number:min-integer-digits="1" number:grouping="true"/>
    </number:currency-style>
    <number:currency-style style:name="N496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integer-digits="1" number:grouping="true"/>
      <style:map style:condition="value()&gt;=0" style:apply-style-name="N496P0"/>
    </number:currency-style>
    <number:currency-style style:name="N498P0" style:volatile="true">
      <number:currency-symbol number:language="pt" number:country="BR">R$</number:currency-symbol>
      <number:text> </number:text>
      <number:number number:decimal-places="7" number:min-integer-digits="1" number:grouping="true"/>
    </number:currency-style>
    <number:currency-style style:name="N498">
      <style:text-properties fo:color="#ff0000"/>
      <number:text>-</number:text>
      <number:currency-symbol number:language="pt" number:country="BR">R$</number:currency-symbol>
      <number:text> </number:text>
      <number:number number:decimal-places="7" number:min-integer-digits="1" number:grouping="true"/>
      <style:map style:condition="value()&gt;=0" style:apply-style-name="N498P0"/>
    </number:currency-style>
    <number:currency-style style:name="N500P0" style:volatile="true">
      <number:currency-symbol number:language="pt" number:country="BR">R$</number:currency-symbol>
      <number:text> </number:text>
      <number:number number:decimal-places="8" number:min-integer-digits="1" number:grouping="true"/>
    </number:currency-style>
    <number:currency-style style:name="N500">
      <style:text-properties fo:color="#ff0000"/>
      <number:text>-</number:text>
      <number:currency-symbol number:language="pt" number:country="BR">R$</number:currency-symbol>
      <number:text> </number:text>
      <number:number number:decimal-places="8" number:min-integer-digits="1" number:grouping="true"/>
      <style:map style:condition="value()&gt;=0" style:apply-style-name="N500P0"/>
    </number:currency-style>
    <number:currency-style style:name="N502P0" style:volatile="true">
      <number:currency-symbol number:language="pt" number:country="BR">R$</number:currency-symbol>
      <number:text> </number:text>
      <number:number number:decimal-places="9" number:min-integer-digits="1" number:grouping="true"/>
    </number:currency-style>
    <number:currency-style style:name="N502">
      <style:text-properties fo:color="#ff0000"/>
      <number:text>-</number:text>
      <number:currency-symbol number:language="pt" number:country="BR">R$</number:currency-symbol>
      <number:text> </number:text>
      <number:number number:decimal-places="9" number:min-integer-digits="1" number:grouping="true"/>
      <style:map style:condition="value()&gt;=0" style:apply-style-name="N502P0"/>
    </number:currency-style>
    <number:number-style style:name="N503">
      <number:number number:decimal-places="6" number:min-integer-digits="0" number:grouping="true"/>
    </number:number-style>
    <number:number-style style:name="N504P0" style:volatile="true">
      <number:number number:decimal-places="3" number:min-integer-digits="1" number:grouping="true"/>
    </number:number-style>
    <number:number-style style:name="N504">
      <style:text-properties fo:color="#ff0000"/>
      <number:text>-</number:text>
      <number:number number:decimal-places="3" number:min-integer-digits="1" number:grouping="true"/>
      <style:map style:condition="value()&gt;=0" style:apply-style-name="N504P0"/>
    </number:number-style>
    <number:number-style style:name="N505P0" style:volatile="true">
      <number:number number:decimal-places="4" number:min-integer-digits="1" number:grouping="true"/>
    </number:number-style>
    <number:number-style style:name="N505">
      <style:text-properties fo:color="#ff0000"/>
      <number:text>-</number:text>
      <number:number number:decimal-places="4" number:min-integer-digits="1" number:grouping="true"/>
      <style:map style:condition="value()&gt;=0" style:apply-style-name="N505P0"/>
    </number:number-style>
    <number:number-style style:name="N506P0" style:volatile="true">
      <number:number number:decimal-places="5" number:min-integer-digits="1" number:grouping="true"/>
    </number:number-style>
    <number:number-style style:name="N506">
      <style:text-properties fo:color="#ff0000"/>
      <number:text>-</number:text>
      <number:number number:decimal-places="5" number:min-integer-digits="1" number:grouping="true"/>
      <style:map style:condition="value()&gt;=0" style:apply-style-name="N506P0"/>
    </number:number-style>
    <number:number-style style:name="N507P0" style:volatile="true">
      <number:number number:decimal-places="6" number:min-integer-digits="1" number:grouping="true"/>
    </number:number-style>
    <number:number-style style:name="N507">
      <style:text-properties fo:color="#ff0000"/>
      <number:text>-</number:text>
      <number:number number:decimal-places="6" number:min-integer-digits="1" number:grouping="true"/>
      <style:map style:condition="value()&gt;=0" style:apply-style-name="N507P0"/>
    </number:number-style>
    <number:date-style style:name="N50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509P0" style:volatile="true">
      <number:number number:decimal-places="4" number:min-integer-digits="1"/>
    </number:number-style>
    <number:number-style style:name="N509">
      <style:text-properties fo:color="#ff0000"/>
      <number:text>-</number:text>
      <number:number number:decimal-places="4" number:min-integer-digits="1"/>
      <style:map style:condition="value()&gt;=0" style:apply-style-name="N509P0"/>
    </number:number-style>
    <number:time-style style:name="N510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510P1" style:volatile="true">
      <number:text>-</number:text>
    </number:number-style>
    <number:number-style style:name="N510">
      <number:number number:min-integer-digits="1"/>
      <number:text/>
      <style:map style:condition="value()&gt;0" style:apply-style-name="N510P0"/>
      <style:map style:condition="value()=0" style:apply-style-name="N510P1"/>
    </number:number-style>
    <number:number-style style:name="N511P0" style:volatile="true">
      <number:number number:min-integer-digits="1"/>
      <number:text/>
    </number:number-style>
    <number:number-style style:name="N511P1" style:volatile="true">
      <number:text>-</number:text>
    </number:number-style>
    <number:number-style style:name="N511">
      <number:number number:min-integer-digits="1"/>
      <number:text/>
      <style:map style:condition="value()&gt;0" style:apply-style-name="N511P0"/>
      <style:map style:condition="value()=0" style:apply-style-name="N511P1"/>
    </number:number-style>
    <number:time-style style:name="N512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512P1" style:volatile="true">
      <number:text>-</number:text>
    </number:number-style>
    <number:time-style style:name="N512" number:truncate-on-overflow="false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512P0"/>
      <style:map style:condition="value()=0" style:apply-style-name="N512P1"/>
    </number:time-style>
    <number:time-style style:name="N514P0" style:volatile="true" number:truncate-on-overflow="false">
      <style:text-properties fo:color="#0000ff"/>
      <number:hours number:style="long"/>
      <number:text>:</number:text>
      <number:minutes number:style="long"/>
      <number:text>:</number:text>
      <number:seconds number:style="long"/>
    </number:time-style>
    <number:number-style style:name="N514P1" style:volatile="true">
      <number:text>-</number:text>
    </number:number-style>
    <number:time-style style:name="N514" number:truncate-on-overflow="false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514P0"/>
      <style:map style:condition="value()=0" style:apply-style-name="N514P1"/>
    </number:time-style>
    <number:time-style style:name="N515P0" style:volatile="true" number:truncate-on-overflow="false">
      <style:text-properties fo:color="#0000ff"/>
      <number:hours number:style="long"/>
      <number:text>:</number:text>
      <number:minutes number:style="long"/>
      <number:text>:</number:text>
      <number:seconds number:style="long"/>
    </number:time-style>
    <number:number-style style:name="N515P1" style:volatile="true">
      <number:text>-</number:text>
    </number:number-style>
    <number:time-style style:name="N515" number:truncate-on-overflow="false">
      <style:text-properties fo:color="#ff0000"/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0" style:apply-style-name="N515P0"/>
      <style:map style:condition="value()=0" style:apply-style-name="N515P1"/>
    </number:time-style>
    <number:date-style style:name="N516">
      <number:day number:style="long"/>
      <number:text>/</number:text>
      <number:month number:style="long"/>
      <number:text>/</number:text>
      <number:year/>
      <number:text> [</number:text>
      <number:hours number:style="long"/>
      <number:text>]:</number:text>
      <number:minutes number:style="long"/>
    </number:date-style>
    <number:date-style style:name="N517">
      <number:day number:style="long"/>
      <number:text>/</number:text>
      <number:month number:style="long"/>
      <number:text>/</number:text>
      <number:year/>
      <number:text> </number:text>
      <number:hours number:style="long"/>
      <number:hours number:style="long"/>
      <number:hours/>
      <number:text>:</number:text>
      <number:minutes number:style="long"/>
    </number:date-style>
    <number:time-style style:name="N518" number:truncate-on-overflow="false">
      <number:hours number:style="long"/>
      <number:text>:</number:text>
      <number:minutes number:style="long"/>
      <number:text>,</number:text>
    </number:time-style>
    <number:date-style style:name="N519">
      <number:month number:style="long"/>
      <number:text>/</number:text>
      <number:year number:style="long"/>
    </number:date-style>
    <number:number-style style:name="N520">
      <number:number number:decimal-places="1" number:min-integer-digits="0" number:grouping="true"/>
    </number:number-style>
    <number:date-style style:name="N521">
      <number:day/>
      <number:text> de </number:text>
      <number:month number:textual="true"/>
      <number:text> de </number:text>
      <number:year/>
    </number:date-style>
    <number:number-style style:name="N522">
      <number:number number:decimal-places="15" number:min-integer-digits="1"/>
    </number:number-style>
    <number:time-style style:name="N524P0" style:volatile="true">
      <number:hours number:style="long"/>
      <number:hours/>
    </number:time-style>
    <number:time-style style:name="N524">
      <number:text>:</number:text>
      <number:minutes number:style="long"/>
      <number:text>:</number:text>
      <number:seconds number:style="long"/>
      <style:map style:condition="value()&gt;=0" style:apply-style-name="N524P0"/>
    </number:time-style>
    <number:date-style style:name="N525">
      <number:month number:style="long" number:textual="true"/>
      <number:text> de </number:text>
      <number:year number:style="long"/>
    </number:date-style>
    <number:date-style style:name="N526">
      <number:day/>
      <number:text>/</number:text>
      <number:month number:textual="true"/>
      <number:text>/</number:text>
      <number:year number:style="long"/>
    </number:date-style>
    <number:number-style style:name="N528P0" style:volatile="true">
      <number:number number:decimal-places="0" number:min-integer-digits="1" number:grouping="true"/>
    </number:number-style>
    <number:number-style style:name="N528P1" style:volatile="true">
      <style:text-properties fo:color="#ff0000"/>
      <number:text>-</number:text>
      <number:number number:decimal-places="0" number:min-integer-digits="1" number:grouping="true"/>
    </number:number-style>
    <number:number-style style:name="N528">
      <number:text>-</number:text>
      <style:map style:condition="value()&gt;0" style:apply-style-name="N528P0"/>
      <style:map style:condition="value()&lt;0" style:apply-style-name="N528P1"/>
    </number:number-style>
    <number:number-style style:name="N529P0" style:volatile="true">
      <number:number number:decimal-places="2" number:min-integer-digits="1" number:grouping="true"/>
      <number:text> </number:text>
    </number:number-style>
    <number:number-style style:name="N52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529P0"/>
    </number:number-style>
    <number:number-style style:name="N530P0" style:volatile="true">
      <number:number number:decimal-places="0" number:min-integer-digits="1" number:grouping="true"/>
      <number:text> </number:text>
    </number:number-style>
    <number:number-style style:name="N530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530P0"/>
    </number:number-style>
    <number:number-style style:name="N531">
      <number:number number:decimal-places="3" number:min-integer-digits="0" number:decimal-replacement=""/>
    </number:number-style>
    <number:number-style style:name="N532">
      <number:number number:decimal-places="1" number:min-integer-digits="0"/>
    </number:number-style>
    <number:number-style style:name="N533">
      <number:number number:decimal-places="2" number:min-integer-digits="2"/>
    </number:number-style>
    <number:number-style style:name="N534P0" style:volatile="true">
      <number:number number:decimal-places="0" number:min-integer-digits="1" number:grouping="true"/>
      <number:text> </number:text>
    </number:number-style>
    <number:number-style style:name="N534P1" style:volatile="true">
      <number:text>-</number:text>
      <number:number number:decimal-places="0" number:min-integer-digits="1" number:grouping="true"/>
      <number:text> </number:text>
    </number:number-style>
    <number:number-style style:name="N534P2" style:volatile="true">
      <number:text>- </number:text>
    </number:number-style>
    <number:text-style style:name="N534">
      <number:text-content/>
      <number:text> </number:text>
      <style:map style:condition="value()&gt;0" style:apply-style-name="N534P0"/>
      <style:map style:condition="value()&lt;0" style:apply-style-name="N534P1"/>
      <style:map style:condition="value()=0" style:apply-style-name="N534P2"/>
    </number:text-style>
    <number:number-style style:name="N535P0" style:volatile="true">
      <number:number number:decimal-places="2" number:min-integer-digits="1" number:grouping="true"/>
      <number:text> </number:text>
    </number:number-style>
    <number:number-style style:name="N535P1" style:volatile="true">
      <number:text>-</number:text>
      <number:number number:decimal-places="2" number:min-integer-digits="1" number:grouping="true"/>
      <number:text> </number:text>
    </number:number-style>
    <number:number-style style:name="N535P2" style:volatile="true">
      <number:text>-</number:text>
      <number:number number:decimal-places="0" number:min-integer-digits="0"/>
      <number:text>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currency-style style:name="N53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37P0"/>
    </number:currency-style>
    <number:date-style style:name="N538">
      <number:day-of-week number:style="long"/>
    </number:date-style>
    <number:date-style style:name="N539">
      <number:day/>
    </number:date-style>
    <number:number-style style:name="N541P0" style:volatile="true">
      <number:number number:decimal-places="0" number:min-integer-digits="1" number:grouping="true"/>
      <number:text> </number:text>
    </number:number-style>
    <number:number-style style:name="N541P1" style:volatile="true">
      <number:text>(</number:text>
      <number:number number:decimal-places="0" number:min-integer-digits="1" number:grouping="true"/>
      <number:text>)</number:text>
    </number:number-style>
    <number:number-style style:name="N541P2" style:volatile="true">
      <number:text>-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3P0" style:volatile="true">
      <number:number number:decimal-places="2" number:min-integer-digits="1" number:grouping="true"/>
      <number:text> </number:text>
    </number:number-style>
    <number:number-style style:name="N543P1" style:volatile="true">
      <number:text>(</number:text>
      <number:number number:decimal-places="2" number:min-integer-digits="1" number:grouping="true"/>
      <number:text>)</number:text>
    </number:number-style>
    <number:number-style style:name="N543P2" style:volatile="true">
      <number:text>-</number:text>
      <number:number number:decimal-places="0" number:min-integer-digits="0"/>
      <number:text>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">
      <number:text> -</number:text>
      <number:number number:decimal-places="0" number:min-integer-digits="2"/>
      <number:text> </number:text>
    </number:number-style>
    <number:number-style style:name="N545P0" style:volatile="true">
      <number:number number:decimal-places="2" number:min-integer-digits="1" number:grouping="true"/>
      <number:text> </number:text>
    </number:number-style>
    <number:number-style style:name="N545P1" style:volatile="true">
      <number:text>-</number:text>
      <number:number number:decimal-places="2" number:min-integer-digits="1" number:grouping="true"/>
      <number:text> </number:text>
    </number:number-style>
    <number:number-style style:name="N545P2" style:volatile="true">
      <number:text> -</number:text>
      <number:number number:decimal-places="0" number:min-integer-digits="2"/>
      <number:text>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6P0" style:volatile="true">
      <number:number number: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integer-digits="0" number:grouping="true"/>
      <style:map style:condition="value()&gt;=0" style:apply-style-name="N546P0"/>
    </number:number-style>
    <number:percentage-style style:name="N547P0" style:volatile="true">
      <number:number number:decimal-places="2" number:min-integer-digits="1" number:grouping="true"/>
      <number:text>%</number:text>
    </number:percentage-style>
    <number:percentage-style style:name="N547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547P0"/>
    </number:percentage-style>
    <number:text-style style:name="N10106" number:language="pt" number:country="BR">
      <number:text-content/>
      <number:text>dd/mm/aa</number:text>
    </number:text-style>
    <number:date-style style:name="N10107" number:language="pt" number:country="BR">
      <number:text>NU</number:text>
      <number:month/>
      <number:year number:style="long"/>
      <number:year/>
      <number:text>O </number:text>
      <number:month/>
      <number:year/>
      <number:seconds/>
    </number:date-style>
    <number:date-style style:name="N10108" number:language="pt" number:country="BR">
      <number:month/>
      <number:year/>
      <number:seconds/>
    </number:date-style>
    <number:percentage-style style:name="N10109" number:language="pt" number:country="BR">
      <number:number number:decimal-places="1" number:min-integer-digits="1"/>
      <number:text>%</number:text>
    </number:percentage-style>
    <number:percentage-style style:name="N10110" number:language="pt" number:country="BR">
      <number:number number:decimal-places="3" number:min-integer-digits="1"/>
      <number:text>%</number:text>
    </number:percentage-style>
    <number:number-style style:name="N10111" number:language="pt" number:country="BR">
      <number:number number:decimal-places="0" number:min-integer-digits="0"/>
    </number:number-style>
    <number:number-style style:name="N10113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13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14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14P0"/>
    </number:number-style>
    <number:number-style style:name="N10116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pt" number:country="BR">
      <number:day/>
      <number:text>/</number:text>
      <number:month/>
      <number:text>/</number:text>
      <number:year number:style="long"/>
    </number:date-style>
    <number:date-style style:name="N10119" number:language="pt" number:country="BR">
      <number:day/>
      <number:text>/</number:text>
      <number:month number:textual="true"/>
      <number:text>/</number:text>
      <number:year/>
    </number:date-style>
    <number:date-style style:name="N10120" number:language="pt" number:country="BR">
      <number:day/>
      <number:text>/</number:text>
      <number:month number:textual="true"/>
    </number:date-style>
    <number:date-style style:name="N10121" number:language="pt" number:country="BR">
      <number:month number:textual="true"/>
      <number:text>/</number:text>
      <number:year/>
    </number:date-style>
    <number:time-style style:name="N10122" number:language="pt" number:country="BR">
      <number:hours/>
      <number:text>:</number:text>
      <number:minutes number:style="long"/>
      <number:text> </number:text>
      <number:am-pm/>
    </number:time-style>
    <number:time-style style:name="N10123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4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6P0" style:volatile="true" number:language="pt" number:country="BR">
      <number:number number:decimal-places="0" number:min-integer-digits="1" number:grouping="true"/>
      <number:text> </number:text>
    </number:number-style>
    <number:number-style style:name="N10126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pt" number:country="BR">
      <number:number number:decimal-places="2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2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number-style style:name="N10133P0" style:volatile="true" number:language="pt" number:country="BR">
      <number:number number:decimal-places="0" number:min-integer-digits="1" number:grouping="true"/>
      <number:text> </number:text>
    </number:number-style>
    <number:number-style style:name="N10133P1" style:volatile="true" number:language="pt" number:country="BR"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pt" number:country="BR"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number:min-integer-digits="3" number:min-exponent-digits="1"/>
    </number:number-style>
    <number:date-style style:name="N20118" number:language="en" number:country="US">
      <number:day/>
      <number:text>-</number:text>
      <number:month number:textual="true"/>
      <number:text>-</number:text>
      <number:year/>
    </number:date-style>
    <number:date-style style:name="N20119" number:language="en" number:country="US">
      <number:day number:style="long"/>
      <number:text>-</number:text>
      <number:month number:textual="true"/>
    </number:date-style>
    <number:date-style style:name="N20120" number:language="en" number:country="US">
      <number:month number:textual="true"/>
      <number:text>-</number:text>
      <number:year/>
    </number:date-style>
    <number:time-style style:name="N20121" number:language="en" number:country="US">
      <number:hours/>
      <number:text>:</number:text>
      <number:minutes number:style="long"/>
      <number:text> </number:text>
      <number:am-pm/>
    </number:time-style>
    <number:time-style style:name="N2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3" number:language="en" number:country="US">
      <number:hours/>
      <number:text>:</number:text>
      <number:minutes number:style="long"/>
    </number:time-style>
    <number:time-style style:name="N20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7" number:language="en" number:country="US">
      <number:minutes number:style="long"/>
      <number:text>:</number:text>
      <number:seconds number:style="long" number:decimal-places="1"/>
    </number:time-style>
    <number:date-style style:name="N30109" number:language="ja" number:country="JP">
      <number:day/>
      <number:text>/</number:text>
      <number:month/>
      <number:text>/</number:text>
      <number:year/>
    </number:date-style>
    <number:date-style style:name="N3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2" number:language="ja" number:country="JP">
      <number:month/>
      <number:text>月</number:text>
      <number:day/>
      <number:text>日</number:text>
    </number:date-style>
    <number:date-style style:name="N3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0110" number:language="pt" number:country="PT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0000-00-00T16:27:03.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07:05:12.204000000</meta:creation-date>
    <dc:date>2016-09-01T16:46:09.34</dc:date>
    <meta:editing-duration>PT26M20S</meta:editing-duration>
    <meta:editing-cycles>4</meta:editing-cycles>
    <meta:generator>LibreOffice/4.0.2.1$Windows_x86 LibreOffice_project/7e5467ff8f30d821f4fbf69cb2769163eb64c2c</meta:generator>
    <meta:document-statistic meta:table-count="5" meta:cell-count="872" meta:object-count="0"/>
  </office:meta>
</office:document-meta>
</file>